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296" officeooo:paragraph-rsid="0016d296"/>
    </style:style>
    <style:style style:name="P2" style:family="paragraph" style:parent-style-name="Standard">
      <style:text-properties officeooo:rsid="001888a7" officeooo:paragraph-rsid="001888a7"/>
    </style:style>
    <style:style style:name="P3" style:family="paragraph" style:parent-style-name="Standard">
      <style:text-properties officeooo:rsid="0018c79a" officeooo:paragraph-rsid="0018c79a"/>
    </style:style>
    <style:style style:name="P4" style:family="paragraph" style:parent-style-name="Standard">
      <style:text-properties officeooo:paragraph-rsid="001888a7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Text_20_body">
      <style:text-properties officeooo:rsid="0018c79a" officeooo:paragraph-rsid="0018c79a"/>
    </style:style>
    <style:style style:name="P7" style:family="paragraph" style:parent-style-name="Text_20_body">
      <style:text-properties officeooo:rsid="0018fb52" officeooo:paragraph-rsid="0018fb52"/>
    </style:style>
    <style:style style:name="P8" style:family="paragraph" style:parent-style-name="Text_20_body">
      <style:text-properties officeooo:rsid="001a1c6b" officeooo:paragraph-rsid="001a1c6b"/>
    </style:style>
    <style:style style:name="P9" style:family="paragraph" style:parent-style-name="Text_20_body">
      <style:text-properties officeooo:rsid="001a3328" officeooo:paragraph-rsid="001a3328"/>
    </style:style>
    <style:style style:name="P10" style:family="paragraph" style:parent-style-name="Text_20_body">
      <style:text-properties officeooo:rsid="001a3328" officeooo:paragraph-rsid="0023c914"/>
    </style:style>
    <style:style style:name="P11" style:family="paragraph" style:parent-style-name="Text_20_body">
      <style:text-properties officeooo:rsid="001a3328" officeooo:paragraph-rsid="0023f818"/>
    </style:style>
    <style:style style:name="P12" style:family="paragraph" style:parent-style-name="Text_20_body">
      <style:text-properties officeooo:rsid="001a3328" officeooo:paragraph-rsid="0025c208"/>
    </style:style>
    <style:style style:name="P13" style:family="paragraph" style:parent-style-name="Text_20_body">
      <style:text-properties officeooo:rsid="001a3328" officeooo:paragraph-rsid="0027017d"/>
    </style:style>
    <style:style style:name="P14" style:family="paragraph" style:parent-style-name="Text_20_body">
      <style:text-properties style:font-name="Courier New" fo:font-size="8pt" style:font-size-asian="8pt" style:font-size-complex="8pt"/>
    </style:style>
    <style:style style:name="P15" style:family="paragraph" style:parent-style-name="Text_20_body">
      <style:text-properties style:font-name="Courier New" fo:font-size="8pt" officeooo:rsid="001a3328" officeooo:paragraph-rsid="001a3328" style:font-size-asian="8pt" style:font-size-complex="8pt"/>
    </style:style>
    <style:style style:name="P16" style:family="paragraph" style:parent-style-name="Text_20_body">
      <style:text-properties style:font-name="Courier New" fo:font-size="8pt" officeooo:rsid="001c847b" officeooo:paragraph-rsid="001c847b" style:font-size-asian="8pt" style:font-size-complex="8pt"/>
    </style:style>
    <style:style style:name="P17" style:family="paragraph" style:parent-style-name="Text_20_body">
      <style:text-properties style:font-name="Courier New" fo:font-size="8pt" officeooo:rsid="00242a10" officeooo:paragraph-rsid="00242a10" style:font-size-asian="8pt" style:font-size-complex="8pt"/>
    </style:style>
    <style:style style:name="P18" style:family="paragraph" style:parent-style-name="Text_20_body">
      <style:text-properties style:font-name="Courier New" fo:font-size="8pt" officeooo:rsid="00262576" officeooo:paragraph-rsid="00262576" style:font-size-asian="8pt" style:font-size-complex="8pt"/>
    </style:style>
    <style:style style:name="P19" style:family="paragraph" style:parent-style-name="Text_20_body">
      <style:text-properties officeooo:rsid="001a4487" officeooo:paragraph-rsid="001a4487"/>
    </style:style>
    <style:style style:name="P20" style:family="paragraph" style:parent-style-name="Text_20_body">
      <style:text-properties officeooo:rsid="001a4487" officeooo:paragraph-rsid="0023c914"/>
    </style:style>
    <style:style style:name="P21" style:family="paragraph" style:parent-style-name="Text_20_body">
      <style:text-properties officeooo:rsid="001a4487" officeooo:paragraph-rsid="0023f818"/>
    </style:style>
    <style:style style:name="P22" style:family="paragraph" style:parent-style-name="Text_20_body">
      <style:text-properties officeooo:rsid="001a4487" officeooo:paragraph-rsid="0025c208"/>
    </style:style>
    <style:style style:name="P23" style:family="paragraph" style:parent-style-name="Text_20_body">
      <style:text-properties officeooo:rsid="001a4487" officeooo:paragraph-rsid="0027017d"/>
    </style:style>
    <style:style style:name="P24" style:family="paragraph" style:parent-style-name="Text_20_body">
      <style:text-properties officeooo:rsid="001b1254" officeooo:paragraph-rsid="001b1254"/>
    </style:style>
    <style:style style:name="P25" style:family="paragraph" style:parent-style-name="Text_20_body">
      <style:text-properties officeooo:rsid="001baa1a" officeooo:paragraph-rsid="001baa1a"/>
    </style:style>
    <style:style style:name="P26" style:family="paragraph" style:parent-style-name="Text_20_body">
      <style:text-properties officeooo:rsid="001c4462" officeooo:paragraph-rsid="001c4462"/>
    </style:style>
    <style:style style:name="P27" style:family="paragraph" style:parent-style-name="Text_20_body">
      <style:text-properties officeooo:rsid="001c847b" officeooo:paragraph-rsid="001c847b"/>
    </style:style>
    <style:style style:name="P28" style:family="paragraph" style:parent-style-name="Text_20_body">
      <style:text-properties officeooo:rsid="001c847b" officeooo:paragraph-rsid="0023c914"/>
    </style:style>
    <style:style style:name="P29" style:family="paragraph" style:parent-style-name="Text_20_body">
      <style:text-properties officeooo:rsid="001c847b" officeooo:paragraph-rsid="0028a48d"/>
    </style:style>
    <style:style style:name="P30" style:family="paragraph" style:parent-style-name="Text_20_body">
      <style:text-properties officeooo:rsid="001ca2af" officeooo:paragraph-rsid="001ca2af"/>
    </style:style>
    <style:style style:name="P31" style:family="paragraph" style:parent-style-name="Text_20_body">
      <style:text-properties officeooo:rsid="001ca2af" officeooo:paragraph-rsid="00293736"/>
    </style:style>
    <style:style style:name="P32" style:family="paragraph" style:parent-style-name="Text_20_body">
      <style:text-properties officeooo:rsid="001d3c82" officeooo:paragraph-rsid="001d3c82"/>
    </style:style>
    <style:style style:name="P33" style:family="paragraph" style:parent-style-name="Text_20_body">
      <style:text-properties officeooo:rsid="001d3c82" officeooo:paragraph-rsid="00293736"/>
    </style:style>
    <style:style style:name="P34" style:family="paragraph" style:parent-style-name="Text_20_body">
      <style:text-properties officeooo:rsid="001e58f7" officeooo:paragraph-rsid="001e58f7"/>
    </style:style>
    <style:style style:name="P35" style:family="paragraph" style:parent-style-name="Text_20_body">
      <style:text-properties officeooo:rsid="001e58f7" officeooo:paragraph-rsid="00293736"/>
    </style:style>
    <style:style style:name="P36" style:family="paragraph" style:parent-style-name="Text_20_body">
      <style:text-properties officeooo:rsid="0020c3c9" officeooo:paragraph-rsid="0020c3c9"/>
    </style:style>
    <style:style style:name="P37" style:family="paragraph" style:parent-style-name="Text_20_body">
      <style:text-properties officeooo:rsid="0020c3c9" officeooo:paragraph-rsid="00293736"/>
    </style:style>
    <style:style style:name="P38" style:family="paragraph" style:parent-style-name="Text_20_body">
      <style:text-properties officeooo:rsid="0022077c" officeooo:paragraph-rsid="0022077c"/>
    </style:style>
    <style:style style:name="P39" style:family="paragraph" style:parent-style-name="Text_20_body">
      <style:text-properties officeooo:rsid="0022077c" officeooo:paragraph-rsid="00293736"/>
    </style:style>
    <style:style style:name="P40" style:family="paragraph" style:parent-style-name="Text_20_body">
      <style:text-properties officeooo:rsid="0022077c" officeooo:paragraph-rsid="002b152e"/>
    </style:style>
    <style:style style:name="P41" style:family="paragraph" style:parent-style-name="Text_20_body">
      <style:text-properties officeooo:rsid="0022077c" officeooo:paragraph-rsid="002d1c15"/>
    </style:style>
    <style:style style:name="P42" style:family="paragraph" style:parent-style-name="Text_20_body">
      <style:text-properties officeooo:rsid="0023c914" officeooo:paragraph-rsid="0023c914"/>
    </style:style>
    <style:style style:name="P43" style:family="paragraph" style:parent-style-name="Text_20_body">
      <style:text-properties officeooo:rsid="0023c914" officeooo:paragraph-rsid="0023f818"/>
    </style:style>
    <style:style style:name="P44" style:family="paragraph" style:parent-style-name="Text_20_body">
      <style:text-properties officeooo:rsid="0023c914" officeooo:paragraph-rsid="0025c208"/>
    </style:style>
    <style:style style:name="P45" style:family="paragraph" style:parent-style-name="Text_20_body">
      <style:text-properties officeooo:rsid="0023c914" officeooo:paragraph-rsid="0027017d"/>
    </style:style>
    <style:style style:name="P46" style:family="paragraph" style:parent-style-name="Text_20_body">
      <style:text-properties officeooo:rsid="0023f818" officeooo:paragraph-rsid="0023f818"/>
    </style:style>
    <style:style style:name="P47" style:family="paragraph" style:parent-style-name="Text_20_body">
      <style:text-properties officeooo:rsid="0023f818" officeooo:paragraph-rsid="002433b4"/>
    </style:style>
    <style:style style:name="P48" style:family="paragraph" style:parent-style-name="Text_20_body">
      <style:text-properties officeooo:rsid="0023f818" officeooo:paragraph-rsid="002625d8"/>
    </style:style>
    <style:style style:name="P49" style:family="paragraph" style:parent-style-name="Text_20_body">
      <style:text-properties officeooo:rsid="0023f818" officeooo:paragraph-rsid="00275442"/>
    </style:style>
    <style:style style:name="P50" style:family="paragraph" style:parent-style-name="Text_20_body">
      <style:text-properties officeooo:rsid="002433b4" officeooo:paragraph-rsid="002433b4"/>
    </style:style>
    <style:style style:name="P51" style:family="paragraph" style:parent-style-name="Text_20_body">
      <style:text-properties officeooo:rsid="0025c208" officeooo:paragraph-rsid="0025c208"/>
    </style:style>
    <style:style style:name="P52" style:family="paragraph" style:parent-style-name="Text_20_body">
      <style:text-properties officeooo:rsid="002625d8" officeooo:paragraph-rsid="002625d8"/>
    </style:style>
    <style:style style:name="P53" style:family="paragraph" style:parent-style-name="Text_20_body">
      <style:text-properties officeooo:rsid="0027017d" officeooo:paragraph-rsid="0027017d"/>
    </style:style>
    <style:style style:name="P54" style:family="paragraph" style:parent-style-name="Text_20_body">
      <style:text-properties officeooo:rsid="00275442" officeooo:paragraph-rsid="00275442"/>
    </style:style>
    <style:style style:name="P55" style:family="paragraph" style:parent-style-name="Text_20_body">
      <style:text-properties officeooo:paragraph-rsid="0027fc84"/>
    </style:style>
    <style:style style:name="P56" style:family="paragraph" style:parent-style-name="Heading_20_1">
      <style:text-properties officeooo:rsid="001a3328" officeooo:paragraph-rsid="001a3328"/>
    </style:style>
    <style:style style:name="P57" style:family="paragraph" style:parent-style-name="Heading_20_1" style:list-style-name=""/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rsid="001c847b" officeooo:paragraph-rsid="0027fc84"/>
    </style:style>
    <style:style style:name="P60" style:family="paragraph" style:parent-style-name="Heading_20_2" style:list-style-name=""/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paragraph-rsid="0023c914"/>
    </style:style>
    <style:style style:name="P63" style:family="paragraph" style:parent-style-name="Heading_20_2">
      <style:paragraph-properties fo:break-before="page"/>
      <style:text-properties officeooo:rsid="00242a10" officeooo:paragraph-rsid="00242a10"/>
    </style:style>
    <style:style style:name="T1" style:family="text">
      <style:text-properties officeooo:rsid="0018c79a"/>
    </style:style>
    <style:style style:name="T2" style:family="text">
      <style:text-properties officeooo:rsid="001b1254"/>
    </style:style>
    <style:style style:name="T3" style:family="text">
      <style:text-properties officeooo:rsid="001baa1a"/>
    </style:style>
    <style:style style:name="T4" style:family="text">
      <style:text-properties officeooo:rsid="001c847b"/>
    </style:style>
    <style:style style:name="T5" style:family="text">
      <style:text-properties style:font-name="Courier New" fo:font-size="8pt" style:font-size-asian="8pt" style:font-size-complex="8pt"/>
    </style:style>
    <style:style style:name="T6" style:family="text">
      <style:text-properties style:font-name="Courier New" fo:font-size="8pt" officeooo:rsid="0027cab3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1f2094"/>
    </style:style>
    <style:style style:name="T9" style:family="text">
      <style:text-properties officeooo:rsid="0023c914"/>
    </style:style>
    <style:style style:name="T10" style:family="text">
      <style:text-properties officeooo:rsid="0023f818"/>
    </style:style>
    <style:style style:name="T11" style:family="text">
      <style:text-properties officeooo:rsid="002433b4"/>
    </style:style>
    <style:style style:name="T12" style:family="text">
      <style:text-properties officeooo:rsid="0025c208"/>
    </style:style>
    <style:style style:name="T13" style:family="text">
      <style:text-properties fo:color="#2a00ff" style:font-name="Monospace" fo:font-size="10pt" style:font-size-asian="10pt" fo:background-color="#e8f2fe"/>
    </style:style>
    <style:style style:name="T14" style:family="text">
      <style:text-properties officeooo:rsid="002625d8"/>
    </style:style>
    <style:style style:name="T15" style:family="text">
      <style:text-properties officeooo:rsid="00275442"/>
    </style:style>
    <style:style style:name="T16" style:family="text">
      <style:text-properties officeooo:rsid="0027cab3"/>
    </style:style>
    <style:style style:name="T17" style:family="text">
      <style:text-properties officeooo:rsid="0027fc84"/>
    </style:style>
    <style:style style:name="T18" style:family="text">
      <style:text-properties officeooo:rsid="0028a48d"/>
    </style:style>
    <style:style style:name="T19" style:family="text">
      <style:text-properties officeooo:rsid="00293736"/>
    </style:style>
    <style:style style:name="T20" style:family="text">
      <style:text-properties officeooo:rsid="002b152e"/>
    </style:style>
    <style:style style:name="T21" style:family="text">
      <style:text-properties officeooo:rsid="002d1c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server 2.10.1 (also tested 2.5.1 and 2.8.1)</text:p>
      <text:h text:style-name="Heading_20_1" text:outline-level="1">Arbeitsbereich</text:h>
      <text:p text:style-name="P4"><text:span text:style-name="T1">Daten &gt; Arbeitsbereich &gt; hinzufügen</text:span></text:p>
      <text:p text:style-name="P2"/>
      <text:p text:style-name="P3">Name: listofstreets</text:p>
      <text:p text:style-name="P3">Namensraum URI <text:a xlink:type="simple" xlink:href="http://localhost/listofstreets" text:style-name="Internet_20_link" text:visited-style-name="Visited_20_Internet_20_Link">http://localhost/listofstreets</text:a></text:p>
      <text:p text:style-name="P3">Standardarbeitsbereich ja</text:p>
      <text:p text:style-name="P3">Services WMS</text:p>
      <text:p text:style-name="P3">(( evtl. auch WFS??))</text:p>
      <text:p text:style-name="P3"/>
      <text:h text:style-name="Heading_20_1" text:outline-level="1">Datenspeicher</text:h>
      <text:p text:style-name="P6">Datenspeicher hinzufügen</text:p>
      <text:p text:style-name="P6">Typ PostGIS</text:p>
      <text:p text:style-name="P6">Arbeitsbereich: listofstreets</text:p>
      <text:p text:style-name="P6">Name der Datenquelle: hausnummern</text:p>
      <text:p text:style-name="P6">Aktiv: ankreuzen</text:p>
      <text:p text:style-name="P6">Verbindungsparameter</text:p>
      <text:p text:style-name="P6">dbtype: postgis</text:p>
      <text:p text:style-name="P6">host: localhost</text:p>
      <text:p text:style-name="P6">port: 5432</text:p>
      <text:p text:style-name="P6">database: hausnummern</text:p>
      <text:p text:style-name="P6">schema: public</text:p>
      <text:p text:style-name="P6">user: xx ((okilimu))</text:p>
      <text:p text:style-name="P7">passwd: xx</text:p>
      <text:p text:style-name="P8">Restliche Felder ohne Änderung nehmen</text:p>
      <text:p text:style-name="P8">ok für speichern</text:p>
      <text:h text:style-name="P56" text:outline-level="1">Stile</text:h>
      <text:p text:style-name="P28">hinzufügen</text:p>
      <text:p text:style-name="P29">Name: <text:span text:style-name="T18">addresses_municipalities_fulfilled_labeled</text:span></text:p>
      <text:p text:style-name="P28">Arbeitsbereich: listofstreets</text:p>
      <text:p text:style-name="P28">Format: SLD</text:p>
      <text:p text:style-name="P28">copy/paste</text:p>
      <text:p text:style-name="P28">validate</text:p>
      <text:p text:style-name="P28"><text:soft-page-break/>apply</text:p>
      <text:p text:style-name="P10"/>
      <text:p text:style-name="P29">Name: <text:span text:style-name="T18">addresses_streets_fulfilled_labeled</text:span></text:p>
      <text:p text:style-name="P29">Arbeitsbereich: listofstreets</text:p>
      <text:p text:style-name="P29">Format: SLD</text:p>
      <text:p text:style-name="P29">copy/paste</text:p>
      <text:p text:style-name="P29">validate</text:p>
      <text:p text:style-name="P29">apply</text:p>
      <text:p text:style-name="P10"/>
      <text:p text:style-name="P10">hinzufügen</text:p>
      <text:p text:style-name="P9">Name: theoeval_addressfullfilled_labeled</text:p>
      <text:p text:style-name="P9">Arbeitsbereich: listofstreets</text:p>
      <text:p text:style-name="P9">Format: SLD</text:p>
      <text:p text:style-name="P19">copy/paste SLD-File content</text:p>
      <text:p text:style-name="P19">validate</text:p>
      <text:p text:style-name="P19">apply</text:p>
      <text:p text:style-name="P19"/>
      <text:p text:style-name="P27"/>
      <text:p text:style-name="P42">hinzufügen</text:p>
      <text:p text:style-name="P10">Name: theoeval_address<text:span text:style-name="T9">changes</text:span>_labeled</text:p>
      <text:p text:style-name="P10">Arbeitsbereich: listofstreets</text:p>
      <text:p text:style-name="P10">Format: SLD</text:p>
      <text:p text:style-name="P20">copy/paste SLD-File content</text:p>
      <text:p text:style-name="P20">validate</text:p>
      <text:p text:style-name="P20">apply</text:p>
      <text:p text:style-name="P20"/>
      <text:p text:style-name="P43">hinzufügen</text:p>
      <text:p text:style-name="P11">Name: theoeval_address<text:span text:style-name="T10">esincomplete</text:span>_labeled</text:p>
      <text:p text:style-name="P11">Arbeitsbereich: listofstreets</text:p>
      <text:p text:style-name="P11">Format: SLD</text:p>
      <text:p text:style-name="P21">copy/paste SLD-File content</text:p>
      <text:p text:style-name="P21"><text:soft-page-break/>validate</text:p>
      <text:p text:style-name="P21">apply</text:p>
      <text:p text:style-name="P46"/>
      <text:p text:style-name="P44">hinzufügen</text:p>
      <text:p text:style-name="P12">Name: <text:span text:style-name="T12">theoeval_addresstypes_labeled</text:span></text:p>
      <text:p text:style-name="P12">Arbeitsbereich: listofstreets</text:p>
      <text:p text:style-name="P12">Format: SLD</text:p>
      <text:p text:style-name="P22">copy/paste SLD-File content</text:p>
      <text:p text:style-name="P22">validate</text:p>
      <text:p text:style-name="P22">apply</text:p>
      <text:p text:style-name="P51"/>
      <text:p text:style-name="P45">hinzufügen</text:p>
      <text:p text:style-name="P13">Name: <text:span text:style-name="T12">theoeval_addressplaces_labeled</text:span></text:p>
      <text:p text:style-name="P13">Arbeitsbereich: listofstreets</text:p>
      <text:p text:style-name="P13">Format: SLD</text:p>
      <text:p text:style-name="P23">copy/paste SLD-File content</text:p>
      <text:p text:style-name="P23">validate</text:p>
      <text:p text:style-name="P23">apply</text:p>
      <text:p text:style-name="P53"/>
      <text:h text:style-name="Heading_20_1" text:outline-level="1">Layer</text:h>
      <text:p text:style-name="P24">Layer hinzufügen: Auswahl listofstreets:hausnummern</text:p>
      <text:p text:style-name="P25">Auswahl Layer mit Namensraum: theoeval201701, auf Spalte Aktion publizieren klicken</text:p>
      <text:p text:style-name="P24">Name: theoeval20170<text:span text:style-name="T3">1</text:span></text:p>
      <text:p text:style-name="P25">Ankreuzfeld: aktiv <text:s text:c="2"/>angekreuzt</text:p>
      <text:p text:style-name="P25">Ankreuzfeld angekündigt <text:s text:c="2"/>angekreuzt</text:p>
      <text:p text:style-name="P25">Titel: <text:span text:style-name="T2">theoeval20170</text:span>1</text:p>
      <text:p text:style-name="P25">Koordinatensystem angegebenes EPS:900913 schon aktiv oder wählen</text:p>
      <text:p text:style-name="P25">lat/lon begrenzendes Rechteck 5 45 17 57</text:p>
      <text:p text:style-name="P25">Wechseln zum näcshten Tabulator „Publizierung“</text:p>
      <text:p text:style-name="P25">WMS-Einstellungen</text:p>
      <text:p text:style-name="P25"><text:soft-page-break/>Ankreuzfeld abfragbar angekreuzt</text:p>
      <text:p text:style-name="P26">Auswahl bei weitere Stile: listofstreets: theoeval_addressfullfilled_labeled</text:p>
      <text:p text:style-name="P26">Speichern</text:p>
      <text:p text:style-name="P26"/>
      <text:p text:style-name="P30">Layer hinzufügen</text:p>
      <text:p text:style-name="P30">Layer auswählen: viewexportjobs2shape <text:s/>aktion publizieren</text:p>
      <text:p text:style-name="P32">Name: addresses_overview</text:p>
      <text:p text:style-name="P34">Titel: addresses_overview</text:p>
      <text:p text:style-name="P34">Angegebenes Koord.system EPSG:4326 <text:span text:style-name="T8">nehmen</text:span></text:p>
      <text:p text:style-name="P36">lat/lon Rechteck -20 40 30 58</text:p>
      <text:p text:style-name="P38">nächster Tab Publizierung</text:p>
      <text:p text:style-name="P41">Stil listofstreets:<text:span text:style-name="T21">addresses_municipalities_fulfilled_labeled </text:span>nach rechts übernehmen</text:p>
      <text:p text:style-name="P34"/>
      <text:p text:style-name="P31">Layer hinzufügen</text:p>
      <text:p text:style-name="P31">Layer auswählen: <text:span text:style-name="T19">exporthnr2shape</text:span> <text:s/>aktion publizieren</text:p>
      <text:p text:style-name="P33">Name: <text:span text:style-name="T19">addresses_streets_fulfilled</text:span></text:p>
      <text:p text:style-name="P35">Titel: <text:span text:style-name="T19">addresses_streets_fulfilled</text:span></text:p>
      <text:p text:style-name="P35">Angegebenes Koord.system EPSG:4326 <text:span text:style-name="T8">nehmen</text:span></text:p>
      <text:p text:style-name="P37">lat/lon Rechteck -20 40 30 58</text:p>
      <text:p text:style-name="P39">nächster Tab Publizierung</text:p>
      <text:p text:style-name="P40">Stil listofstreets:<text:span text:style-name="T20">addresses_streets_fulfilled </text:span>nach rechts übernehmen</text:p>
      <text:p text:style-name="P35"/>
      <text:p text:style-name="P46">Layer hinzuffügen</text:p>
      <text:p text:style-name="P46">Layer auswählen: theoeval201701diff201612 aktion publizieren</text:p>
      <text:p text:style-name="P46">Name: theoevaldiff201701201612</text:p>
      <text:p text:style-name="P46">Titel: theoevaldiff201701201612</text:p>
      <text:p text:style-name="P46"/>
      <text:p text:style-name="P25"/>
      <text:p text:style-name="P47">Layer hinzufügen</text:p>
      <text:p text:style-name="P47">Layer auswählen: theoeval201701 aktion <text:span text:style-name="T11">erneut </text:span>publizieren</text:p>
      <text:p text:style-name="P47">Name: <text:span text:style-name="T11">theoeval_houseumbersingles201701</text:span></text:p>
      <text:p text:style-name="P47"><text:soft-page-break/>Titel: <text:span text:style-name="T11">theoeval_houseumbersingles201701</text:span></text:p>
      <text:p text:style-name="P50"/>
      <text:p text:style-name="P48">Layer hinzufügen</text:p>
      <text:p text:style-name="P48">Layer auswählen: theoeval201701 aktion <text:span text:style-name="T11">erneut </text:span>publizieren</text:p>
      <text:p text:style-name="P48">Name: <text:span text:style-name="T14">theoeval_addresstypes201701</text:span></text:p>
      <text:p text:style-name="P48">Titel: <text:span text:style-name="T14">theoeval_addresstypes201701</text:span></text:p>
      <text:p text:style-name="P52"/>
      <text:p text:style-name="P49">Layer hinzufügen</text:p>
      <text:p text:style-name="P49">Layer auswählen: theoeval201701 aktion <text:span text:style-name="T11">erneut </text:span>publizieren</text:p>
      <text:p text:style-name="P49">Name: <text:span text:style-name="T15">theoeval_absolut_addrplaces201701</text:span></text:p>
      <text:p text:style-name="P49">Titel: <text:span text:style-name="T15">theoeval_absolut_addrplaces201701</text:span></text:p>
      <text:p text:style-name="P54"/>
      <text:h text:style-name="P57" text:outline-level="1"/>
      <text:h text:style-name="P58" text:outline-level="1">Anhang Stile - Inhalt</text:h>
      <text:h text:style-name="P59" text:outline-level="2">Stil addresses_municipalities_fulfilled_labeled</text:h>
      <text:p text:style-name="P55"/>
      <text:p text:style-name="P16">&lt;?xml version="1.0" encoding="ISO-8859-1"?&gt;</text:p>
      <text:p text:style-name="P16">&lt;StyledLayerDescriptor version="1.0.0" xmlns="http://www.opengis.net/sld" xmlns:ogc="http://www.opengis.net/ogc"</text:p>
      <text:p text:style-name="P16"><text:s text:c="2"/>xmlns:xlink="http://www.w3.org/1999/xlink" xmlns:xsi="http://www.w3.org/2001/XMLSchema-instance" xmlns:gml="http://www.opengis.net/gml"</text:p>
      <text:p text:style-name="P16"><text:s text:c="2"/>xsi:schemaLocation="http://www.opengis.net/sld http://schemas.opengis.net/sld/1.0.0/StyledLayerDescriptor.xsd"&gt;</text:p>
      <text:p text:style-name="P16"><text:s text:c="2"/>&lt;NamedLayer&gt;</text:p>
      <text:p text:style-name="P16"><text:s text:c="4"/>&lt;Name&gt;Abdeckung&lt;/Name&gt;</text:p>
      <text:p text:style-name="P16"><text:s text:c="4"/>&lt;UserStyle&gt;</text:p>
      <text:p text:style-name="P16"><text:s text:c="6"/>&lt;Name&gt;hnr_abdeck&lt;/Name&gt;</text:p>
      <text:p text:style-name="P16"><text:s text:c="6"/>&lt;Title&gt;Strassenlistenabdeckung&lt;/Title&gt;</text:p>
      <text:p text:style-name="P16"><text:s text:c="6"/>&lt;Abstract&gt;A sample filter that filters the United States into three</text:p>
      <text:p text:style-name="P16"><text:s text:c="8"/>categories of population, drawn in different colors&lt;/Abstract&gt;</text:p>
      <text:p text:style-name="P16"><text:s text:c="6"/>&lt;FeatureTypeStyle&gt;</text:p>
      <text:p text:style-name="P16"><text:s text:c="8"/>&lt;Rule&gt;</text:p>
      <text:p text:style-name="P16"><text:s text:c="10"/>&lt;Title&gt;&amp;lt; 25%&lt;/Title&gt;</text:p>
      <text:p text:style-name="P16"><text:s text:c="10"/>&lt;ogc:Filter&gt;</text:p>
      <text:p text:style-name="P16"><text:s text:c="12"/>&lt;ogc:PropertyIsLessThan&gt;</text:p>
      <text:p text:style-name="P16"><text:s text:c="13"/>&lt;ogc:PropertyName&gt;hnr_abdeck&lt;/ogc:PropertyName&gt;</text:p>
      <text:p text:style-name="P16"><text:s text:c="13"/>&lt;ogc:Literal&gt;25&lt;/ogc:Literal&gt;</text:p>
      <text:p text:style-name="P16"><text:s text:c="12"/>&lt;/ogc:PropertyIsLessTha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B10026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 text:c="8"/>&lt;Rule&gt;</text:p>
      <text:p text:style-name="P16"><text:s text:c="10"/>&lt;Title&gt;25% .. 50%&lt;/Title&gt;</text:p>
      <text:p text:style-name="P16"><text:s text:c="10"/>&lt;ogc:Filter&gt;</text:p>
      <text:p text:style-name="P16"><text:s text:c="12"/>&lt;ogc:PropertyIsBetween&gt;</text:p>
      <text:p text:style-name="P16"><text:s text:c="14"/>&lt;ogc:PropertyName&gt;hnr_abdeck&lt;/ogc:PropertyName&gt;</text:p>
      <text:p text:style-name="P16"><text:soft-page-break/><text:s text:c="14"/>&lt;ogc:LowerBoundary&gt;</text:p>
      <text:p text:style-name="P16"><text:s text:c="16"/>&lt;ogc:Literal&gt;25&lt;/ogc:Literal&gt;</text:p>
      <text:p text:style-name="P16"><text:s text:c="14"/>&lt;/ogc:LowerBoundary&gt;</text:p>
      <text:p text:style-name="P16"><text:s text:c="14"/>&lt;ogc:UpperBoundary&gt;</text:p>
      <text:p text:style-name="P16"><text:s text:c="16"/>&lt;ogc:Literal&gt;50&lt;/ogc:Literal&gt;</text:p>
      <text:p text:style-name="P16"><text:s text:c="14"/>&lt;/ogc:UpperBoundary&gt;</text:p>
      <text:p text:style-name="P16"><text:s text:c="12"/>&lt;/ogc:PropertyIsBetwee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E31A1C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 text:c="8"/>&lt;Rule&gt;</text:p>
      <text:p text:style-name="P16"><text:s text:c="10"/>&lt;Title&gt;50% .. 75%&lt;/Title&gt;</text:p>
      <text:p text:style-name="P16"><text:s text:c="10"/>&lt;ogc:Filter&gt;</text:p>
      <text:p text:style-name="P16"><text:s text:c="12"/>&lt;ogc:PropertyIsBetween&gt;</text:p>
      <text:p text:style-name="P16"><text:s text:c="14"/>&lt;ogc:PropertyName&gt;hnr_abdeck&lt;/ogc:PropertyName&gt;</text:p>
      <text:p text:style-name="P16"><text:s text:c="14"/>&lt;ogc:LowerBoundary&gt;</text:p>
      <text:p text:style-name="P16"><text:s text:c="16"/>&lt;ogc:Literal&gt;50&lt;/ogc:Literal&gt;</text:p>
      <text:p text:style-name="P16"><text:s text:c="14"/>&lt;/ogc:LowerBoundary&gt;</text:p>
      <text:p text:style-name="P16"><text:s text:c="14"/>&lt;ogc:UpperBoundary&gt;</text:p>
      <text:p text:style-name="P16"><text:s text:c="16"/>&lt;ogc:Literal&gt;75&lt;/ogc:Literal&gt;</text:p>
      <text:p text:style-name="P16"><text:s text:c="14"/>&lt;/ogc:UpperBoundary&gt;</text:p>
      <text:p text:style-name="P16"><text:s text:c="12"/>&lt;/ogc:PropertyIsBetwee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FC4E2A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 text:c="8"/>&lt;Rule&gt;</text:p>
      <text:p text:style-name="P16"><text:s text:c="10"/>&lt;Title&gt;75% .. 85%&lt;/Title&gt;</text:p>
      <text:p text:style-name="P16"><text:soft-page-break/><text:s text:c="10"/>&lt;ogc:Filter&gt;</text:p>
      <text:p text:style-name="P16"><text:s text:c="12"/>&lt;ogc:PropertyIsBetween&gt;</text:p>
      <text:p text:style-name="P16"><text:s text:c="14"/>&lt;ogc:PropertyName&gt;hnr_abdeck&lt;/ogc:PropertyName&gt;</text:p>
      <text:p text:style-name="P16"><text:s text:c="14"/>&lt;ogc:LowerBoundary&gt;</text:p>
      <text:p text:style-name="P16"><text:s text:c="16"/>&lt;ogc:Literal&gt;75&lt;/ogc:Literal&gt;</text:p>
      <text:p text:style-name="P16"><text:s text:c="14"/>&lt;/ogc:LowerBoundary&gt;</text:p>
      <text:p text:style-name="P16"><text:s text:c="14"/>&lt;ogc:UpperBoundary&gt;</text:p>
      <text:p text:style-name="P16"><text:s text:c="16"/>&lt;ogc:Literal&gt;85&lt;/ogc:Literal&gt;</text:p>
      <text:p text:style-name="P16"><text:s text:c="14"/>&lt;/ogc:UpperBoundary&gt;</text:p>
      <text:p text:style-name="P16"><text:s text:c="12"/>&lt;/ogc:PropertyIsBetwee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FD8D3C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 text:c="8"/>&lt;Rule&gt;</text:p>
      <text:p text:style-name="P16"><text:s text:c="10"/>&lt;Title&gt;85% .. 95%&lt;/Title&gt;</text:p>
      <text:p text:style-name="P16"><text:s text:c="10"/>&lt;ogc:Filter&gt;</text:p>
      <text:p text:style-name="P16"><text:s text:c="12"/>&lt;ogc:PropertyIsBetween&gt;</text:p>
      <text:p text:style-name="P16"><text:s text:c="14"/>&lt;ogc:PropertyName&gt;hnr_abdeck&lt;/ogc:PropertyName&gt;</text:p>
      <text:p text:style-name="P16"><text:s text:c="14"/>&lt;ogc:LowerBoundary&gt;</text:p>
      <text:p text:style-name="P16"><text:s text:c="16"/>&lt;ogc:Literal&gt;85&lt;/ogc:Literal&gt;</text:p>
      <text:p text:style-name="P16"><text:s text:c="14"/>&lt;/ogc:LowerBoundary&gt;</text:p>
      <text:p text:style-name="P16"><text:s text:c="14"/>&lt;ogc:UpperBoundary&gt;</text:p>
      <text:p text:style-name="P16"><text:s text:c="16"/>&lt;ogc:Literal&gt;95&lt;/ogc:Literal&gt;</text:p>
      <text:p text:style-name="P16"><text:s text:c="14"/>&lt;/ogc:UpperBoundary&gt;</text:p>
      <text:p text:style-name="P16"><text:s text:c="12"/>&lt;/ogc:PropertyIsBetwee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FEB24C&lt;/CssParameter&gt;</text:p>
      <text:p text:style-name="P16"><text:s text:c="13"/>&lt;/Fill&gt; <text:s text:c="4"/></text:p>
      <text:p text:style-name="P16"><text:s text:c="10"/>&lt;/PolygonSymbolizer&gt;</text:p>
      <text:p text:style-name="P16"><text:soft-page-break/><text:s text:c="8"/>&lt;/Rule&gt;</text:p>
      <text:p text:style-name="P16"><text:s text:c="8"/>&lt;Rule&gt;</text:p>
      <text:p text:style-name="P16"><text:s text:c="10"/>&lt;Title&gt;95% .. 99%&lt;/Title&gt;</text:p>
      <text:p text:style-name="P16"><text:s text:c="10"/>&lt;ogc:Filter&gt;</text:p>
      <text:p text:style-name="P16"><text:s text:c="12"/>&lt;ogc:PropertyIsBetween&gt;</text:p>
      <text:p text:style-name="P16"><text:s text:c="14"/>&lt;ogc:PropertyName&gt;hnr_abdeck&lt;/ogc:PropertyName&gt;</text:p>
      <text:p text:style-name="P16"><text:s text:c="14"/>&lt;ogc:LowerBoundary&gt;</text:p>
      <text:p text:style-name="P16"><text:s text:c="16"/>&lt;ogc:Literal&gt;95&lt;/ogc:Literal&gt;</text:p>
      <text:p text:style-name="P16"><text:s text:c="14"/>&lt;/ogc:LowerBoundary&gt;</text:p>
      <text:p text:style-name="P16"><text:s text:c="14"/>&lt;ogc:UpperBoundary&gt;</text:p>
      <text:p text:style-name="P16"><text:s text:c="16"/>&lt;ogc:Literal&gt;99&lt;/ogc:Literal&gt;</text:p>
      <text:p text:style-name="P16"><text:s text:c="14"/>&lt;/ogc:UpperBoundary&gt;</text:p>
      <text:p text:style-name="P16"><text:s text:c="12"/>&lt;/ogc:PropertyIsBetwee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FED976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 text:c="8"/>&lt;Rule&gt;</text:p>
      <text:p text:style-name="P16"><text:s text:c="10"/>&lt;Title&gt;&amp;gt; 99&lt;/Title&gt;</text:p>
      <text:p text:style-name="P16"><text:s text:c="10"/>&lt;!-- like a linesymbolizer but with a fill too --&gt;</text:p>
      <text:p text:style-name="P16"><text:s text:c="10"/>&lt;ogc:Filter&gt;</text:p>
      <text:p text:style-name="P16"><text:s text:c="12"/>&lt;ogc:PropertyIsGreaterThan&gt;</text:p>
      <text:p text:style-name="P16"><text:s text:c="13"/>&lt;ogc:PropertyName&gt;hnr_abdeck&lt;/ogc:PropertyName&gt;</text:p>
      <text:p text:style-name="P16"><text:s text:c="13"/>&lt;ogc:Literal&gt;99&lt;/ogc:Literal&gt;</text:p>
      <text:p text:style-name="P16"><text:s text:c="12"/>&lt;/ogc:PropertyIsGreaterThan&gt;</text:p>
      <text:p text:style-name="P16"><text:s text:c="10"/>&lt;/ogc:Filter&gt;</text:p>
      <text:p text:style-name="P16"><text:s text:c="10"/>&lt;MinScaleDenominator&gt;100000&lt;/MinScaleDenominator&gt;</text:p>
      <text:p text:style-name="P16"><text:s text:c="10"/>&lt;MaxScaleDenominator&gt;24000000&lt;/MaxScaleDenominator&gt;</text:p>
      <text:p text:style-name="P16"><text:s text:c="10"/>&lt;PolygonSymbolizer&gt;</text:p>
      <text:p text:style-name="P16"><text:s text:c="13"/>&lt;Fill&gt;</text:p>
      <text:p text:style-name="P16"><text:s text:c="16"/>&lt;!-- CssParameters allowed are fill (the color) and fill-opacity --&gt;</text:p>
      <text:p text:style-name="P16"><text:s text:c="16"/>&lt;CssParameter name="fill"&gt;#FFFFB2&lt;/CssParameter&gt;</text:p>
      <text:p text:style-name="P16"><text:s text:c="13"/>&lt;/Fill&gt; <text:s text:c="4"/></text:p>
      <text:p text:style-name="P16"><text:s text:c="10"/>&lt;/PolygonSymbolizer&gt;</text:p>
      <text:p text:style-name="P16"><text:s text:c="8"/>&lt;/Rule&gt;</text:p>
      <text:p text:style-name="P16"><text:soft-page-break/><text:s text:c="12"/>&lt;!-- label --&gt; <text:s text:c="4"/></text:p>
      <text:p text:style-name="P16"><text:s text:c="8"/>&lt;Rule&gt;</text:p>
      <text:p text:style-name="P16"><text:s text:c="6"/>&lt;MinScaleDenominator&gt;100000&lt;/MinScaleDenominator&gt;</text:p>
      <text:p text:style-name="P16"><text:s text:c="6"/>&lt;MaxScaleDenominator&gt;400000&lt;/MaxScaleDenominator&gt;</text:p>
      <text:p text:style-name="P16"><text:s text:c="10"/>&lt;TextSymbolizer&gt;</text:p>
      <text:p text:style-name="P16"><text:s text:c="12"/>&lt;Label&gt;</text:p>
      <text:p text:style-name="P16"><text:s text:c="14"/>&lt;ogc:Function name="round"&gt;</text:p>
      <text:p text:style-name="P16"><text:s text:c="16"/>&lt;ogc:PropertyName&gt;hnr_abdeck&lt;/ogc:PropertyName&gt;</text:p>
      <text:p text:style-name="P16"><text:s text:c="14"/>&lt;/ogc:Function&gt;%</text:p>
      <text:p text:style-name="P16"><text:s text:c="12"/>&lt;/Label&gt;</text:p>
      <text:p text:style-name="P16"><text:s text:c="13"/>&lt;Font&gt;</text:p>
      <text:p text:style-name="P16"><text:s text:c="14"/>&lt;CssParameter name="font-family"&gt;Times New Roman&lt;/CssParameter&gt;</text:p>
      <text:p text:style-name="P16"><text:s text:c="14"/>&lt;CssParameter name="font-style"&gt;Normal&lt;/CssParameter&gt;</text:p>
      <text:p text:style-name="P16"><text:s text:c="14"/>&lt;CssParameter name="font-size"&gt;14&lt;/CssParameter&gt;</text:p>
      <text:p text:style-name="P16"><text:s text:c="14"/>&lt;CssParameter name="font-weight"&gt;bold&lt;/CssParameter&gt;</text:p>
      <text:p text:style-name="P16"><text:s text:c="12"/>&lt;/Font&gt;</text:p>
      <text:p text:style-name="P16"><text:s text:c="12"/>&lt;LabelPlacement&gt;</text:p>
      <text:p text:style-name="P16"><text:s text:c="14"/>&lt;PointPlacement&gt;</text:p>
      <text:p text:style-name="P16"><text:s text:c="16"/>&lt;AnchorPoint&gt;</text:p>
      <text:p text:style-name="P16"><text:s text:c="18"/>&lt;AnchorPointX&gt;0.5&lt;/AnchorPointX&gt;</text:p>
      <text:p text:style-name="P16"><text:s text:c="18"/>&lt;AnchorPointY&gt;0.5&lt;/AnchorPointY&gt;</text:p>
      <text:p text:style-name="P16"><text:s text:c="16"/>&lt;/AnchorPoint&gt;</text:p>
      <text:p text:style-name="P16"><text:s text:c="14"/>&lt;/PointPlacement&gt;</text:p>
      <text:p text:style-name="P16"><text:s text:c="12"/>&lt;/LabelPlacement&gt; <text:s text:c="4"/></text:p>
      <text:p text:style-name="P16"><text:s text:c="10"/>&lt;/TextSymbolizer&gt;</text:p>
      <text:p text:style-name="P16"><text:s text:c="8"/>&lt;/Rule&gt;</text:p>
      <text:p text:style-name="P16"><text:s text:c="6"/>&lt;/FeatureTypeStyle&gt;</text:p>
      <text:p text:style-name="P16"><text:s text:c="5"/>&lt;FeatureTypeStyle&gt;</text:p>
      <text:p text:style-name="P16"><text:s text:c="8"/>&lt;Rule&gt; <text:s text:c="3"/></text:p>
      <text:p text:style-name="P16"><text:s text:c="10"/>&lt;MinScaleDenominator&gt;100000&lt;/MinScaleDenominator&gt;</text:p>
      <text:p text:style-name="P16"><text:s text:c="10"/>&lt;MaxScaleDenominator&gt;1000000&lt;/MaxScaleDenominator&gt;</text:p>
      <text:p text:style-name="P16"><text:s text:c="10"/>&lt;LineSymbolizer&gt;</text:p>
      <text:p text:style-name="P16"><text:s text:c="13"/>&lt;Stroke&gt;</text:p>
      <text:p text:style-name="P16"><text:s text:c="14"/>&lt;CssParameter name="stroke"&gt;#000000&lt;/CssParameter&gt;</text:p>
      <text:p text:style-name="P16"><text:s text:c="14"/>&lt;CssParameter name="stroke-width"&gt;1&lt;/CssParameter&gt;</text:p>
      <text:p text:style-name="P16"><text:s text:c="12"/>&lt;/Stroke&gt;</text:p>
      <text:p text:style-name="P16"><text:s text:c="10"/>&lt;/LineSymbolizer&gt;</text:p>
      <text:p text:style-name="P16"><text:s text:c="8"/>&lt;/Rule&gt; <text:s/></text:p>
      <text:p text:style-name="P16"><text:s text:c="5"/>&lt;/FeatureTypeStyle&gt;</text:p>
      <text:p text:style-name="P16"><text:s text:c="4"/>&lt;/UserStyle&gt;</text:p>
      <text:p text:style-name="P16"><text:s text:c="4"/>&lt;/NamedLayer&gt;</text:p>
      <text:p text:style-name="P16"><text:soft-page-break/>&lt;/StyledLayerDescriptor&gt;</text:p>
      <text:h text:style-name="P60" text:outline-level="2"><text:span text:style-name="T5"/></text:h>
      <text:h text:style-name="P61" text:outline-level="2">Stil streets_fulfilled</text:h>
      <text:p text:style-name="P14">&lt;?xml version="1.0" encoding="ISO-8859-1"?&gt;</text:p>
      <text:p text:style-name="P14">&lt;StyledLayerDescriptor version="1.0.0" xmlns="http://www.opengis.net/sld" xmlns:ogc="http://www.opengis.net/ogc"</text:p>
      <text:p text:style-name="P14"><text:s text:c="2"/>xmlns:xlink="http://www.w3.org/1999/xlink" xmlns:xsi="http://www.w3.org/2001/XMLSchema-instance" xmlns:gml="http://www.opengis.net/gml"</text:p>
      <text:p text:style-name="P14"><text:s text:c="2"/>xsi:schemaLocation="http://www.opengis.net/sld http://schemas.opengis.net/sld/1.0.0/StyledLayerDescriptor.xsd"&gt;</text:p>
      <text:p text:style-name="P14"><text:s text:c="2"/>&lt;NamedLayer&gt;</text:p>
      <text:p text:style-name="P14"><text:s text:c="4"/>&lt;Name&gt;Abdeckung&lt;/Name&gt;</text:p>
      <text:p text:style-name="P14"><text:s text:c="4"/>&lt;UserStyle&gt;</text:p>
      <text:p text:style-name="P14"><text:s text:c="6"/>&lt;Name&gt;hnr_abdeck&lt;/Name&gt;</text:p>
      <text:p text:style-name="P14"><text:s text:c="6"/>&lt;Title&gt;Strassenlistenabdeckung&lt;/Title&gt;</text:p>
      <text:p text:style-name="P14"><text:s text:c="6"/>&lt;Abstract&gt;A sample filter that filters the United States into three</text:p>
      <text:p text:style-name="P14"><text:s text:c="8"/>categories of population, drawn in different colors&lt;/Abstract&gt;</text:p>
      <text:p text:style-name="P14"><text:s text:c="6"/>&lt;FeatureTypeStyle&gt;</text:p>
      <text:p text:style-name="P14"/>
      <text:p text:style-name="P14"><text:s text:c="8"/>&lt;Rule&gt;</text:p>
      <text:p text:style-name="P14"><text:s text:c="10"/>&lt;Title&gt;&amp;lt; 25%&lt;/Title&gt;</text:p>
      <text:p text:style-name="P14"><text:s text:c="10"/>&lt;ogc:Filter&gt;</text:p>
      <text:p text:style-name="P14"><text:s text:c="12"/>&lt;ogc:PropertyIsLessThan&gt;</text:p>
      <text:p text:style-name="P14"><text:s text:c="13"/>&lt;ogc:PropertyName&gt;hnr_abdeck&lt;/ogc:PropertyName&gt;</text:p>
      <text:p text:style-name="P14"><text:s text:c="13"/>&lt;ogc:Literal&gt;25&lt;/ogc:Literal&gt;</text:p>
      <text:p text:style-name="P14"><text:s text:c="12"/>&lt;/ogc:PropertyIsLessTha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B10026&lt;/CssParameter&gt;</text:p>
      <text:p text:style-name="P14"><text:s text:c="14"/>&lt;CssParameter name="stroke-width"&gt;2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25% .. 50%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hnr_abdeck&lt;/ogc:PropertyName&gt;</text:p>
      <text:p text:style-name="P14"><text:s text:c="14"/>&lt;ogc:LowerBoundary&gt;</text:p>
      <text:p text:style-name="P14"><text:s text:c="16"/>&lt;ogc:Literal&gt;25&lt;/ogc:Literal&gt;</text:p>
      <text:p text:style-name="P14"><text:s text:c="14"/>&lt;/ogc:LowerBoundary&gt;</text:p>
      <text:p text:style-name="P14"><text:soft-page-break/><text:s text:c="14"/>&lt;ogc:UpperBoundary&gt;</text:p>
      <text:p text:style-name="P14"><text:s text:c="16"/>&lt;ogc:Literal&gt;50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E31A1C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50% .. 75%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hnr_abdeck&lt;/ogc:PropertyName&gt;</text:p>
      <text:p text:style-name="P14"><text:s text:c="14"/>&lt;ogc:LowerBoundary&gt;</text:p>
      <text:p text:style-name="P14"><text:s text:c="16"/>&lt;ogc:Literal&gt;5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75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FC4E2A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75% .. 85%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hnr_abdeck&lt;/ogc:PropertyName&gt;</text:p>
      <text:p text:style-name="P14"><text:s text:c="14"/>&lt;ogc:LowerBoundary&gt;</text:p>
      <text:p text:style-name="P14"><text:s text:c="16"/>&lt;ogc:Literal&gt;75&lt;/ogc:Literal&gt;</text:p>
      <text:p text:style-name="P14"><text:soft-page-break/><text:s text:c="14"/>&lt;/ogc:LowerBoundary&gt;</text:p>
      <text:p text:style-name="P14"><text:s text:c="14"/>&lt;ogc:UpperBoundary&gt;</text:p>
      <text:p text:style-name="P14"><text:s text:c="16"/>&lt;ogc:Literal&gt;85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FD8D3C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85% .. 95%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hnr_abdeck&lt;/ogc:PropertyName&gt;</text:p>
      <text:p text:style-name="P14"><text:s text:c="14"/>&lt;ogc:LowerBoundary&gt;</text:p>
      <text:p text:style-name="P14"><text:s text:c="16"/>&lt;ogc:Literal&gt;85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95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FEB24C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95% .. 99%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hnr_abdeck&lt;/ogc:PropertyName&gt;</text:p>
      <text:p text:style-name="P14"><text:s text:c="14"/>&lt;ogc:LowerBoundary&gt;</text:p>
      <text:p text:style-name="P14"><text:soft-page-break/><text:s text:c="16"/>&lt;ogc:Literal&gt;95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99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FED976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><text:s text:c="8"/>&lt;Rule&gt;</text:p>
      <text:p text:style-name="P14"><text:s text:c="10"/>&lt;Title&gt;&amp;gt; 99&lt;/Title&gt;</text:p>
      <text:p text:style-name="P14"><text:s text:c="10"/>&lt;ogc:Filter&gt;</text:p>
      <text:p text:style-name="P14"><text:s text:c="12"/>&lt;ogc:PropertyIsGreaterThan&gt;</text:p>
      <text:p text:style-name="P14"><text:s text:c="13"/>&lt;ogc:PropertyName&gt;hnr_abdeck&lt;/ogc:PropertyName&gt;</text:p>
      <text:p text:style-name="P14"><text:s text:c="13"/>&lt;ogc:Literal&gt;99&lt;/ogc:Literal&gt;</text:p>
      <text:p text:style-name="P14"><text:s text:c="12"/>&lt;/ogc:PropertyIsGreaterThan&gt;</text:p>
      <text:p text:style-name="P14"><text:s text:c="10"/>&lt;/ogc:Filter&gt;</text:p>
      <text:p text:style-name="P14"><text:s text:c="10"/>&lt;MaxScaleDenominator&gt;100000&lt;/MaxScaleDenominator&gt;</text:p>
      <text:p text:style-name="P14"><text:s text:c="10"/>&lt;LineSymbolizer uom="http://www.opengeospatial.org/se/units/metre"&gt;</text:p>
      <text:p text:style-name="P14"><text:s text:c="13"/>&lt;Stroke&gt;</text:p>
      <text:p text:style-name="P14"><text:s text:c="14"/>&lt;CssParameter name="stroke"&gt;#FFFFB2&lt;/CssParameter&gt;</text:p>
      <text:p text:style-name="P14"><text:s text:c="14"/>&lt;CssParameter name="stroke-width"&gt;10&lt;/CssParameter&gt;</text:p>
      <text:p text:style-name="P14"><text:s text:c="12"/>&lt;/Stroke&gt;</text:p>
      <text:p text:style-name="P14"><text:s text:c="10"/>&lt;/LineSymbolizer&gt;</text:p>
      <text:p text:style-name="P14"><text:s text:c="8"/>&lt;/Rule&gt;</text:p>
      <text:p text:style-name="P14"/>
      <text:p text:style-name="P14"><text:s text:c="6"/>&lt;/FeatureTypeStyle&gt;</text:p>
      <text:p text:style-name="P14"><text:s text:c="4"/>&lt;/UserStyle&gt;</text:p>
      <text:p text:style-name="P14"><text:s text:c="4"/>&lt;/NamedLayer&gt;</text:p>
      <text:p text:style-name="P14">&lt;/StyledLayerDescriptor&gt;</text:p>
      <text:p text:style-name="P14"/>
      <text:h text:style-name="P60" text:outline-level="2"/>
      <text:h text:style-name="P61" text:outline-level="2">Stil theoeval_addresses_fullfilled_labeled</text:h>
      <text:p text:style-name="P15">&lt;?xml version="1.0" encoding="ISO-8859-1"?&gt;</text:p>
      <text:p text:style-name="P15">&lt;StyledLayerDescriptor version="1.0.0" xmlns="http://www.opengis.net/sld" xmlns:ogc="http://www.opengis.net/ogc"</text:p>
      <text:p text:style-name="P15"><text:s text:c="2"/>xmlns:xlink="http://www.w3.org/1999/xlink" xmlns:xsi="http://www.w3.org/2001/XMLSchema-instance" xmlns:gml="http://www.opengis.net/gml"</text:p>
      <text:p text:style-name="P15"><text:s text:c="2"/>xsi:schemaLocation="http://www.opengis.net/sld http://schemas.opengis.net/sld/1.0.0/StyledLayerDescriptor.xsd"&gt;</text:p>
      <text:p text:style-name="P15"><text:s text:c="2"/>&lt;NamedLayer&gt;</text:p>
      <text:p text:style-name="P15"><text:s text:c="4"/>&lt;Name&gt;Abdeckung&lt;/Name&gt;</text:p>
      <text:p text:style-name="P15"><text:s text:c="4"/>&lt;UserStyle&gt;</text:p>
      <text:p text:style-name="P15"><text:s text:c="6"/>&lt;Name&gt;abdeck&lt;/Name&gt;</text:p>
      <text:p text:style-name="P15"><text:s text:c="6"/>&lt;Title&gt;Strassenlistenabdeckung&lt;/Title&gt;</text:p>
      <text:p text:style-name="P15"><text:s text:c="6"/>&lt;Abstract&gt;A sample filter that filters the United States into three</text:p>
      <text:p text:style-name="P15"><text:s text:c="8"/>categories of population, drawn in different colors&lt;/Abstract&gt;</text:p>
      <text:p text:style-name="P15"><text:s text:c="6"/>&lt;FeatureTypeStyle&gt;</text:p>
      <text:p text:style-name="P15"><text:s text:c="8"/>&lt;Rule&gt;</text:p>
      <text:p text:style-name="P15"><text:s text:c="10"/>&lt;Title&gt;&amp;lt; 25%&lt;/Title&gt;</text:p>
      <text:p text:style-name="P15"><text:s text:c="10"/>&lt;ogc:Filter&gt;</text:p>
      <text:p text:style-name="P15"><text:s text:c="12"/>&lt;ogc:PropertyIsLessThan&gt;</text:p>
      <text:p text:style-name="P15"><text:s text:c="13"/>&lt;ogc:PropertyName&gt;theo_adressenabdeckung&lt;/ogc:PropertyName&gt;</text:p>
      <text:p text:style-name="P15"><text:s text:c="13"/>&lt;ogc:Literal&gt;25&lt;/ogc:Literal&gt;</text:p>
      <text:p text:style-name="P15"><text:s text:c="12"/>&lt;/ogc:PropertyIsLessTha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B10026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25% .. 50%&lt;/Title&gt;</text:p>
      <text:p text:style-name="P15"><text:s text:c="10"/>&lt;ogc:Filter&gt;</text:p>
      <text:p text:style-name="P15"><text:s text:c="12"/>&lt;ogc:PropertyIsBetween&gt;</text:p>
      <text:p text:style-name="P15"><text:s text:c="14"/>&lt;ogc:PropertyName&gt;theo_adressenabdeckung&lt;/ogc:PropertyName&gt;</text:p>
      <text:p text:style-name="P15"><text:s text:c="14"/>&lt;ogc:LowerBoundary&gt;</text:p>
      <text:p text:style-name="P15"><text:s text:c="16"/>&lt;ogc:Literal&gt;25&lt;/ogc:Literal&gt;</text:p>
      <text:p text:style-name="P15"><text:s text:c="14"/>&lt;/ogc:LowerBoundary&gt;</text:p>
      <text:p text:style-name="P15"><text:s text:c="14"/>&lt;ogc:UpperBoundary&gt;</text:p>
      <text:p text:style-name="P15"><text:s text:c="16"/>&lt;ogc:Literal&gt;50&lt;/ogc:Literal&gt;</text:p>
      <text:p text:style-name="P15"><text:soft-page-break/><text:s text:c="14"/>&lt;/ogc:UpperBoundary&gt;</text:p>
      <text:p text:style-name="P15"><text:s text:c="12"/>&lt;/ogc:PropertyIsBetwee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E31A1C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50% .. 75%&lt;/Title&gt;</text:p>
      <text:p text:style-name="P15"><text:s text:c="10"/>&lt;ogc:Filter&gt;</text:p>
      <text:p text:style-name="P15"><text:s text:c="12"/>&lt;ogc:PropertyIsBetween&gt;</text:p>
      <text:p text:style-name="P15"><text:s text:c="14"/>&lt;ogc:PropertyName&gt;theo_adressenabdeckung&lt;/ogc:PropertyName&gt;</text:p>
      <text:p text:style-name="P15"><text:s text:c="14"/>&lt;ogc:LowerBoundary&gt;</text:p>
      <text:p text:style-name="P15"><text:s text:c="16"/>&lt;ogc:Literal&gt;50&lt;/ogc:Literal&gt;</text:p>
      <text:p text:style-name="P15"><text:s text:c="14"/>&lt;/ogc:LowerBoundary&gt;</text:p>
      <text:p text:style-name="P15"><text:s text:c="14"/>&lt;ogc:UpperBoundary&gt;</text:p>
      <text:p text:style-name="P15"><text:s text:c="16"/>&lt;ogc:Literal&gt;75&lt;/ogc:Literal&gt;</text:p>
      <text:p text:style-name="P15"><text:s text:c="14"/>&lt;/ogc:UpperBoundary&gt;</text:p>
      <text:p text:style-name="P15"><text:s text:c="12"/>&lt;/ogc:PropertyIsBetwee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FC4E2A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75% .. 85%&lt;/Title&gt;</text:p>
      <text:p text:style-name="P15"><text:s text:c="10"/>&lt;ogc:Filter&gt;</text:p>
      <text:p text:style-name="P15"><text:s text:c="12"/>&lt;ogc:PropertyIsBetween&gt;</text:p>
      <text:p text:style-name="P15"><text:s text:c="14"/>&lt;ogc:PropertyName&gt;theo_adressenabdeckung&lt;/ogc:PropertyName&gt;</text:p>
      <text:p text:style-name="P15"><text:s text:c="14"/>&lt;ogc:LowerBoundary&gt;</text:p>
      <text:p text:style-name="P15"><text:s text:c="16"/>&lt;ogc:Literal&gt;75&lt;/ogc:Literal&gt;</text:p>
      <text:p text:style-name="P15"><text:s text:c="14"/>&lt;/ogc:LowerBoundary&gt;</text:p>
      <text:p text:style-name="P15"><text:s text:c="14"/>&lt;ogc:UpperBoundary&gt;</text:p>
      <text:p text:style-name="P15"><text:s text:c="16"/>&lt;ogc:Literal&gt;85&lt;/ogc:Literal&gt;</text:p>
      <text:p text:style-name="P15"><text:s text:c="14"/>&lt;/ogc:UpperBoundary&gt;</text:p>
      <text:p text:style-name="P15"><text:soft-page-break/><text:s text:c="12"/>&lt;/ogc:PropertyIsBetwee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FD8D3C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85% .. 95%&lt;/Title&gt;</text:p>
      <text:p text:style-name="P15"><text:s text:c="10"/>&lt;ogc:Filter&gt;</text:p>
      <text:p text:style-name="P15"><text:s text:c="12"/>&lt;ogc:PropertyIsBetween&gt;</text:p>
      <text:p text:style-name="P15"><text:s text:c="14"/>&lt;ogc:PropertyName&gt;theo_adressenabdeckung&lt;/ogc:PropertyName&gt;</text:p>
      <text:p text:style-name="P15"><text:s text:c="14"/>&lt;ogc:LowerBoundary&gt;</text:p>
      <text:p text:style-name="P15"><text:s text:c="16"/>&lt;ogc:Literal&gt;85&lt;/ogc:Literal&gt;</text:p>
      <text:p text:style-name="P15"><text:s text:c="14"/>&lt;/ogc:LowerBoundary&gt;</text:p>
      <text:p text:style-name="P15"><text:s text:c="14"/>&lt;ogc:UpperBoundary&gt;</text:p>
      <text:p text:style-name="P15"><text:s text:c="16"/>&lt;ogc:Literal&gt;95&lt;/ogc:Literal&gt;</text:p>
      <text:p text:style-name="P15"><text:s text:c="14"/>&lt;/ogc:UpperBoundary&gt;</text:p>
      <text:p text:style-name="P15"><text:s text:c="12"/>&lt;/ogc:PropertyIsBetwee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FEB24C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95% .. 99%&lt;/Title&gt;</text:p>
      <text:p text:style-name="P15"><text:s text:c="10"/>&lt;ogc:Filter&gt;</text:p>
      <text:p text:style-name="P15"><text:s text:c="12"/>&lt;ogc:PropertyIsBetween&gt;</text:p>
      <text:p text:style-name="P15"><text:s text:c="14"/>&lt;ogc:PropertyName&gt;theo_adressenabdeckung&lt;/ogc:PropertyName&gt;</text:p>
      <text:p text:style-name="P15"><text:s text:c="14"/>&lt;ogc:LowerBoundary&gt;</text:p>
      <text:p text:style-name="P15"><text:s text:c="16"/>&lt;ogc:Literal&gt;95&lt;/ogc:Literal&gt;</text:p>
      <text:p text:style-name="P15"><text:s text:c="14"/>&lt;/ogc:LowerBoundary&gt;</text:p>
      <text:p text:style-name="P15"><text:s text:c="14"/>&lt;ogc:UpperBoundary&gt;</text:p>
      <text:p text:style-name="P15"><text:s text:c="16"/>&lt;ogc:Literal&gt;99&lt;/ogc:Literal&gt;</text:p>
      <text:p text:style-name="P15"><text:s text:c="14"/>&lt;/ogc:UpperBoundary&gt;</text:p>
      <text:p text:style-name="P15"><text:s text:c="12"/>&lt;/ogc:PropertyIsBetween&gt;</text:p>
      <text:p text:style-name="P15"><text:soft-page-break/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FED976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&amp;gt; 99&lt;/Title&gt;</text:p>
      <text:p text:style-name="P15"><text:s text:c="10"/>&lt;!-- like a linesymbolizer but with a fill too --&gt;</text:p>
      <text:p text:style-name="P15"><text:s text:c="10"/>&lt;ogc:Filter&gt;</text:p>
      <text:p text:style-name="P15"><text:s text:c="12"/>&lt;ogc:PropertyIsGreaterThan&gt;</text:p>
      <text:p text:style-name="P15"><text:s text:c="13"/>&lt;ogc:PropertyName&gt;theo_adressenabdeckung&lt;/ogc:PropertyName&gt;</text:p>
      <text:p text:style-name="P15"><text:s text:c="13"/>&lt;ogc:Literal&gt;99&lt;/ogc:Literal&gt;</text:p>
      <text:p text:style-name="P15"><text:s text:c="12"/>&lt;/ogc:PropertyIsGreaterThan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FFFFB2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8"/>&lt;Rule&gt;</text:p>
      <text:p text:style-name="P15"><text:s text:c="10"/>&lt;Title&gt;no Addresses&lt;/Title&gt;</text:p>
      <text:p text:style-name="P15"><text:s text:c="10"/>&lt;ogc:Filter&gt;</text:p>
      <text:p text:style-name="P15"><text:s text:c="12"/>&lt;ogc:PropertyIsEqualTo&gt;</text:p>
      <text:p text:style-name="P15"><text:s text:c="13"/>&lt;ogc:PropertyName&gt;anzahl_osmadressen&lt;/ogc:PropertyName&gt;</text:p>
      <text:p text:style-name="P15"><text:s text:c="13"/>&lt;ogc:Literal&gt;0&lt;/ogc:Literal&gt;</text:p>
      <text:p text:style-name="P15"><text:s text:c="12"/>&lt;/ogc:PropertyIsEqualTo&gt;</text:p>
      <text:p text:style-name="P15"><text:s text:c="10"/>&lt;/ogc:Filter&gt;</text:p>
      <text:p text:style-name="P15"><text:s text:c="10"/>&lt;PolygonSymbolizer&gt;</text:p>
      <text:p text:style-name="P15"><text:s text:c="13"/>&lt;Fill&gt;</text:p>
      <text:p text:style-name="P15"><text:s text:c="16"/>&lt;!-- CssParameters allowed are fill (the color) and fill-opacity --&gt;</text:p>
      <text:p text:style-name="P15"><text:s text:c="16"/>&lt;CssParameter name="fill"&gt;#BBBBBB&lt;/CssParameter&gt;</text:p>
      <text:p text:style-name="P15"><text:s text:c="13"/>&lt;/Fill&gt; <text:s text:c="4"/></text:p>
      <text:p text:style-name="P15"><text:s text:c="10"/>&lt;/PolygonSymbolizer&gt;</text:p>
      <text:p text:style-name="P15"><text:s text:c="8"/>&lt;/Rule&gt;</text:p>
      <text:p text:style-name="P15"><text:s text:c="11"/>&lt;!-- label --&gt; <text:s text:c="4"/></text:p>
      <text:p text:style-name="P15"><text:s text:c="8"/>&lt;Rule&gt;</text:p>
      <text:p text:style-name="P15"><text:soft-page-break/><text:s text:c="6"/>&lt;MinScaleDenominator&gt;1000&lt;/MinScaleDenominator&gt;</text:p>
      <text:p text:style-name="P15"><text:s text:c="6"/>&lt;MaxScaleDenominator&gt;750000&lt;/MaxScaleDenominator&gt;</text:p>
      <text:p text:style-name="P15"><text:s text:c="10"/>&lt;TextSymbolizer&gt;</text:p>
      <text:p text:style-name="P15"><text:s text:c="12"/>&lt;Label&gt;</text:p>
      <text:p text:style-name="P15"><text:s text:c="14"/>&lt;ogc:Function name="round"&gt;</text:p>
      <text:p text:style-name="P15"><text:s text:c="16"/>&lt;!--ogc:Literal&gt;##&lt;/ogc:Literal--&gt;</text:p>
      <text:p text:style-name="P15"><text:s text:c="16"/>&lt;ogc:PropertyName&gt;theo_adressenabdeckung&lt;/ogc:PropertyName&gt;</text:p>
      <text:p text:style-name="P15"><text:s text:c="14"/>&lt;/ogc:Function&gt;%</text:p>
      <text:p text:style-name="P15"><text:s text:c="12"/>&lt;/Label&gt;</text:p>
      <text:p text:style-name="P15"><text:s text:c="13"/>&lt;Font&gt;</text:p>
      <text:p text:style-name="P15"><text:s text:c="14"/>&lt;CssParameter name="font-family"&gt;Times New Roman&lt;/CssParameter&gt;</text:p>
      <text:p text:style-name="P15"><text:s text:c="14"/>&lt;CssParameter name="font-style"&gt;Normal&lt;/CssParameter&gt;</text:p>
      <text:p text:style-name="P15"><text:s text:c="14"/>&lt;CssParameter name="font-size"&gt;14&lt;/CssParameter&gt;</text:p>
      <text:p text:style-name="P15"><text:s text:c="14"/>&lt;CssParameter name="font-weight"&gt;bold&lt;/CssParameter&gt;</text:p>
      <text:p text:style-name="P15"><text:s text:c="12"/>&lt;/Font&gt;</text:p>
      <text:p text:style-name="P15"><text:s text:c="12"/>&lt;LabelPlacement&gt;</text:p>
      <text:p text:style-name="P15"><text:s text:c="14"/>&lt;PointPlacement&gt;</text:p>
      <text:p text:style-name="P15"><text:s text:c="16"/>&lt;AnchorPoint&gt;</text:p>
      <text:p text:style-name="P15"><text:s text:c="18"/>&lt;AnchorPointX&gt;0.5&lt;/AnchorPointX&gt;</text:p>
      <text:p text:style-name="P15"><text:s text:c="18"/>&lt;AnchorPointY&gt;0.5&lt;/AnchorPointY&gt;</text:p>
      <text:p text:style-name="P15"><text:s text:c="16"/>&lt;/AnchorPoint&gt;</text:p>
      <text:p text:style-name="P15"><text:s text:c="14"/>&lt;/PointPlacement&gt;</text:p>
      <text:p text:style-name="P15"><text:s text:c="12"/>&lt;/LabelPlacement&gt; <text:s text:c="4"/></text:p>
      <text:p text:style-name="P15"><text:s text:c="10"/>&lt;/TextSymbolizer&gt;</text:p>
      <text:p text:style-name="P15"><text:s text:c="8"/>&lt;/Rule&gt;</text:p>
      <text:p text:style-name="P15"/>
      <text:p text:style-name="P15"><text:s text:c="6"/>&lt;/FeatureTypeStyle&gt;</text:p>
      <text:p text:style-name="P15"><text:s text:c="5"/>&lt;FeatureTypeStyle&gt;</text:p>
      <text:p text:style-name="P15"><text:s text:c="4"/>&lt;Rule&gt; <text:s text:c="3"/></text:p>
      <text:p text:style-name="P15"><text:s text:c="6"/>&lt;MinScaleDenominator&gt;1000&lt;/MinScaleDenominator&gt;</text:p>
      <text:p text:style-name="P15"><text:s text:c="6"/>&lt;MaxScaleDenominator&gt;1500000&lt;/MaxScaleDenominator&gt;</text:p>
      <text:p text:style-name="P15"><text:s text:c="6"/>&lt;LineSymbolizer&gt;</text:p>
      <text:p text:style-name="P15"><text:s text:c="6"/>&lt;Stroke&gt;</text:p>
      <text:p text:style-name="P15"><text:s text:c="8"/>&lt;CssParameter name="stroke"&gt;#000000&lt;/CssParameter&gt;</text:p>
      <text:p text:style-name="P15"><text:s text:c="8"/>&lt;CssParameter name="stroke-width"&gt;1&lt;/CssParameter&gt;</text:p>
      <text:p text:style-name="P15"><text:s text:c="6"/>&lt;/Stroke&gt;</text:p>
      <text:p text:style-name="P15"><text:s text:c="6"/>&lt;/LineSymbolizer&gt;</text:p>
      <text:p text:style-name="P15"><text:s text:c="4"/>&lt;/Rule&gt; <text:s/></text:p>
      <text:p text:style-name="P15"><text:s text:c="5"/>&lt;/FeatureTypeStyle&gt;</text:p>
      <text:p text:style-name="P15"><text:s text:c="4"/>&lt;/UserStyle&gt;</text:p>
      <text:p text:style-name="P15"><text:s text:c="4"/>&lt;/NamedLayer&gt;</text:p>
      <text:p text:style-name="P15"><text:soft-page-break/>&lt;/StyledLayerDescriptor&gt;</text:p>
      <text:p text:style-name="P15"/>
      <text:h text:style-name="P62" text:outline-level="2">Stil theoeval_addresses_fullfilled_labeled</text:h>
      <text:p text:style-name="P14">&lt;?xml version="1.0" encoding="ISO-8859-1"?&gt;</text:p>
      <text:p text:style-name="P14">&lt;StyledLayerDescriptor version="1.0.0" xmlns="http://www.opengis.net/sld" xmlns:ogc="http://www.opengis.net/ogc"</text:p>
      <text:p text:style-name="P14"><text:s text:c="2"/>xmlns:xlink="http://www.w3.org/1999/xlink" xmlns:xsi="http://www.w3.org/2001/XMLSchema-instance" xmlns:gml="http://www.opengis.net/gml"</text:p>
      <text:p text:style-name="P14"><text:s text:c="2"/>xsi:schemaLocation="http://www.opengis.net/sld http://schemas.opengis.net/sld/1.0.0/StyledLayerDescriptor.xsd"&gt;</text:p>
      <text:p text:style-name="P14"><text:s text:c="2"/>&lt;NamedLayer&gt;</text:p>
      <text:p text:style-name="P14"><text:s text:c="4"/>&lt;Name&gt;Veraenderung zum Vormonat&lt;/Name&gt;</text:p>
      <text:p text:style-name="P14"><text:s text:c="4"/>&lt;UserStyle&gt;</text:p>
      <text:p text:style-name="P14"><text:s text:c="6"/>&lt;Name&gt;abdeck&lt;/Name&gt;</text:p>
      <text:p text:style-name="P14"><text:s text:c="6"/>&lt;Title&gt;Hausnummerabdeckung&lt;/Title&gt;</text:p>
      <text:p text:style-name="P14"><text:s text:c="6"/>&lt;Abstract&gt;Anzeige Unterschiedung Erfassung Hausnummern in OSM im Vergleich zum Vormonat&lt;/Abstract&gt;</text:p>
      <text:p text:style-name="P14"><text:s text:c="6"/>&lt;FeatureTypeStyle&gt;</text:p>
      <text:p text:style-name="P14"><text:s text:c="8"/>&lt;Rule&gt;</text:p>
      <text:p text:style-name="P14"><text:s text:c="10"/>&lt;Title&gt;&amp;lt; -100&lt;/Title&gt;</text:p>
      <text:p text:style-name="P14"><text:s text:c="10"/>&lt;ogc:Filter&gt;</text:p>
      <text:p text:style-name="P14"><text:s text:c="12"/>&lt;ogc:PropertyIsLessThan&gt;</text:p>
      <text:p text:style-name="P14"><text:s text:c="13"/>&lt;ogc:PropertyName&gt;diff_anzahl_osmadressen&lt;/ogc:PropertyName&gt;</text:p>
      <text:p text:style-name="P14"><text:s text:c="13"/>&lt;ogc:Literal&gt;-100&lt;/ogc:Literal&gt;</text:p>
      <text:p text:style-name="P14"><text:s text:c="12"/>&lt;/ogc:PropertyIsLessTha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B2182B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-100 .. -20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-10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-20&lt;/ogc:Literal&gt;</text:p>
      <text:p text:style-name="P14"><text:s text:c="14"/>&lt;/ogc:UpperBoundary&gt;</text:p>
      <text:p text:style-name="P14"><text:soft-page-break/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D6604D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-20 .. -5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-2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-5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F4A582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-5 .. -1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-5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-1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oft-page-break/><text:s text:c="13"/>&lt;Fill&gt;</text:p>
      <text:p text:style-name="P14"><text:s text:c="16"/>&lt;CssParameter name="fill"&gt;#FDDBC7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0&lt;/Title&gt;</text:p>
      <text:p text:style-name="P14"><text:s text:c="10"/>&lt;ogc:Filter&gt;</text:p>
      <text:p text:style-name="P14"><text:s text:c="12"/>&lt;ogc:PropertyIsBetween&gt;</text:p>
      <text:p text:style-name="P14"><text:s text:c="14"/>&lt;ogc:PropertyName&gt;diff_anzahl_osmadressen&lt;/ogc:PropertyName&gt;</text:p>
      <text:p text:style-name="P14"><text:s text:c="14"/>&lt;ogc:LowerBoundary&gt;</text:p>
      <text:p text:style-name="P14"><text:s text:c="16"/>&lt;ogc:Literal&gt;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0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F7F7F7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1 .. 50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1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50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D1E5F0&lt;/CssParameter&gt;</text:p>
      <text:p text:style-name="P14"><text:s text:c="13"/>&lt;/Fill&gt; <text:s text:c="4"/></text:p>
      <text:p text:style-name="P14"><text:soft-page-break/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50 .. 500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5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500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92C5DE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500 .. 5000&lt;/Title&gt;</text:p>
      <text:p text:style-name="P14"><text:s text:c="10"/>&lt;ogc:Filter&gt;</text:p>
      <text:p text:style-name="P14"><text:s text:c="12"/>&lt;ogc:PropertyIsBetween&gt;</text:p>
      <text:p text:style-name="P14"><text:s text:c="13"/>&lt;ogc:PropertyName&gt;diff_anzahl_osmadressen&lt;/ogc:PropertyName&gt;</text:p>
      <text:p text:style-name="P14"><text:s text:c="14"/>&lt;ogc:LowerBoundary&gt;</text:p>
      <text:p text:style-name="P14"><text:s text:c="16"/>&lt;ogc:Literal&gt;500&lt;/ogc:Literal&gt;</text:p>
      <text:p text:style-name="P14"><text:s text:c="14"/>&lt;/ogc:LowerBoundary&gt;</text:p>
      <text:p text:style-name="P14"><text:s text:c="14"/>&lt;ogc:UpperBoundary&gt;</text:p>
      <text:p text:style-name="P14"><text:s text:c="16"/>&lt;ogc:Literal&gt;5000&lt;/ogc:Literal&gt;</text:p>
      <text:p text:style-name="P14"><text:s text:c="14"/>&lt;/ogc:UpperBoundary&gt;</text:p>
      <text:p text:style-name="P14"><text:s text:c="12"/>&lt;/ogc:PropertyIsBetwee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4393C3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oft-page-break/><text:s text:c="10"/>&lt;Title&gt;&amp;gt; 5000&lt;/Title&gt;</text:p>
      <text:p text:style-name="P14"><text:s text:c="10"/>&lt;!-- like a linesymbolizer but with a fill too --&gt;</text:p>
      <text:p text:style-name="P14"><text:s text:c="10"/>&lt;ogc:Filter&gt;</text:p>
      <text:p text:style-name="P14"><text:s text:c="12"/>&lt;ogc:PropertyIsGreaterThan&gt;</text:p>
      <text:p text:style-name="P14"><text:s text:c="13"/>&lt;ogc:PropertyName&gt;diff_anzahl_osmadressen&lt;/ogc:PropertyName&gt;</text:p>
      <text:p text:style-name="P14"><text:s text:c="13"/>&lt;ogc:Literal&gt;5000&lt;/ogc:Literal&gt;</text:p>
      <text:p text:style-name="P14"><text:s text:c="12"/>&lt;/ogc:PropertyIsGreaterThan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CssParameter name="fill"&gt;#2166AC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8"/>&lt;Rule&gt;</text:p>
      <text:p text:style-name="P14"><text:s text:c="10"/>&lt;Title&gt;no Addresses&lt;/Title&gt;</text:p>
      <text:p text:style-name="P14"><text:s text:c="10"/>&lt;ogc:Filter&gt;</text:p>
      <text:p text:style-name="P14"><text:s text:c="12"/>&lt;ogc:PropertyIsEqualTo&gt;</text:p>
      <text:p text:style-name="P14"><text:s text:c="13"/>&lt;ogc:PropertyName&gt;neue_anzahl_osmadressen&lt;/ogc:PropertyName&gt;</text:p>
      <text:p text:style-name="P14"><text:s text:c="13"/>&lt;ogc:Literal&gt;0&lt;/ogc:Literal&gt;</text:p>
      <text:p text:style-name="P14"><text:s text:c="12"/>&lt;/ogc:PropertyIsEqualTo&gt;</text:p>
      <text:p text:style-name="P14"><text:s text:c="10"/>&lt;/ogc:Filter&gt;</text:p>
      <text:p text:style-name="P14"><text:s text:c="10"/>&lt;PolygonSymbolizer&gt;</text:p>
      <text:p text:style-name="P14"><text:s text:c="13"/>&lt;Fill&gt;</text:p>
      <text:p text:style-name="P14"><text:s text:c="16"/>&lt;!-- CssParameters allowed are fill (the color) and fill-opacity --&gt;</text:p>
      <text:p text:style-name="P14"><text:s text:c="16"/>&lt;CssParameter name="fill"&gt;#BBBBBB&lt;/CssParameter&gt;</text:p>
      <text:p text:style-name="P14"><text:s text:c="13"/>&lt;/Fill&gt; <text:s text:c="4"/></text:p>
      <text:p text:style-name="P14"><text:s text:c="10"/>&lt;/PolygonSymbolizer&gt;</text:p>
      <text:p text:style-name="P14"><text:s text:c="8"/>&lt;/Rule&gt;</text:p>
      <text:p text:style-name="P14"><text:s text:c="11"/>&lt;!-- label --&gt; <text:s text:c="4"/></text:p>
      <text:p text:style-name="P14"><text:s text:c="8"/>&lt;Rule&gt;</text:p>
      <text:p text:style-name="P14"><text:s text:c="6"/>&lt;MinScaleDenominator&gt;1000&lt;/MinScaleDenominator&gt;</text:p>
      <text:p text:style-name="P14"><text:s text:c="6"/>&lt;MaxScaleDenominator&gt;750000&lt;/MaxScaleDenominator&gt;</text:p>
      <text:p text:style-name="P14"><text:s text:c="10"/>&lt;TextSymbolizer&gt;</text:p>
      <text:p text:style-name="P14"><text:s text:c="12"/>&lt;Label&gt;</text:p>
      <text:p text:style-name="P14"><text:s text:c="14"/>&lt;ogc:PropertyName&gt;diff_anzahl_osmadressen&lt;/ogc:PropertyName&gt;</text:p>
      <text:p text:style-name="P14"><text:s text:c="12"/>&lt;/Label&gt;</text:p>
      <text:p text:style-name="P14"><text:s text:c="13"/>&lt;Font&gt;</text:p>
      <text:p text:style-name="P14"><text:s text:c="14"/>&lt;CssParameter name="font-family"&gt;Times New Roman&lt;/CssParameter&gt;</text:p>
      <text:p text:style-name="P14"><text:s text:c="14"/>&lt;CssParameter name="font-style"&gt;Normal&lt;/CssParameter&gt;</text:p>
      <text:p text:style-name="P14"><text:s text:c="14"/>&lt;CssParameter name="font-size"&gt;14&lt;/CssParameter&gt;</text:p>
      <text:p text:style-name="P14"><text:soft-page-break/><text:s text:c="14"/>&lt;CssParameter name="font-weight"&gt;bold&lt;/CssParameter&gt;</text:p>
      <text:p text:style-name="P14"><text:s text:c="12"/>&lt;/Font&gt;</text:p>
      <text:p text:style-name="P14"><text:s text:c="10"/></text:p>
      <text:p text:style-name="P14"><text:s text:c="12"/>&lt;LabelPlacement&gt;</text:p>
      <text:p text:style-name="P14"><text:s text:c="14"/>&lt;PointPlacement&gt;</text:p>
      <text:p text:style-name="P14"><text:s text:c="16"/>&lt;AnchorPoint&gt;</text:p>
      <text:p text:style-name="P14"><text:s text:c="2"/>&lt;AnchorPointX&gt;</text:p>
      <text:p text:style-name="P14"><text:s text:c="4"/>0.5</text:p>
      <text:p text:style-name="P14"><text:s text:c="2"/>&lt;/AnchorPointX&gt;</text:p>
      <text:p text:style-name="P14"><text:s text:c="2"/>&lt;AnchorPointY&gt;</text:p>
      <text:p text:style-name="P14"><text:s text:c="4"/>0.5</text:p>
      <text:p text:style-name="P14"><text:s text:c="2"/>&lt;/AnchorPointY&gt;</text:p>
      <text:p text:style-name="P14">&lt;/AnchorPoint&gt;</text:p>
      <text:p text:style-name="P14"><text:s text:c="14"/>&lt;/PointPlacement&gt;</text:p>
      <text:p text:style-name="P14"><text:s text:c="12"/>&lt;/LabelPlacement&gt; <text:s text:c="4"/></text:p>
      <text:p text:style-name="P14"><text:s text:c="10"/>&lt;/TextSymbolizer&gt;</text:p>
      <text:p text:style-name="P14"><text:s text:c="8"/>&lt;/Rule&gt;</text:p>
      <text:p text:style-name="P14"><text:s text:c="5"/>&lt;/FeatureTypeStyle&gt;</text:p>
      <text:p text:style-name="P14"><text:s text:c="5"/>&lt;FeatureTypeStyle&gt;</text:p>
      <text:p text:style-name="P14"><text:s text:c="4"/>&lt;Rule&gt; <text:s text:c="3"/></text:p>
      <text:p text:style-name="P14"><text:s text:c="6"/>&lt;MinScaleDenominator&gt;1000&lt;/MinScaleDenominator&gt;</text:p>
      <text:p text:style-name="P14"><text:s text:c="6"/>&lt;MaxScaleDenominator&gt;1500000&lt;/MaxScaleDenominator&gt;</text:p>
      <text:p text:style-name="P14"><text:s text:c="6"/>&lt;LineSymbolizer&gt;</text:p>
      <text:p text:style-name="P14"><text:s text:c="6"/>&lt;Stroke&gt;</text:p>
      <text:p text:style-name="P14"><text:s text:c="8"/>&lt;CssParameter name="stroke"&gt;#000000&lt;/CssParameter&gt;</text:p>
      <text:p text:style-name="P14"><text:s text:c="8"/>&lt;CssParameter name="stroke-width"&gt;1&lt;/CssParameter&gt;</text:p>
      <text:p text:style-name="P14"><text:s text:c="6"/>&lt;/Stroke&gt;</text:p>
      <text:p text:style-name="P14"><text:s text:c="6"/>&lt;/LineSymbolizer&gt;</text:p>
      <text:p text:style-name="P14"><text:s text:c="4"/>&lt;/Rule&gt; <text:s/></text:p>
      <text:p text:style-name="P14"><text:s text:c="5"/>&lt;/FeatureTypeStyle&gt;</text:p>
      <text:p text:style-name="P14"><text:s text:c="4"/>&lt;/UserStyle&gt;</text:p>
      <text:p text:style-name="P14"><text:s text:c="4"/>&lt;/NamedLayer&gt;</text:p>
      <text:p text:style-name="P14">&lt;/StyledLayerDescriptor&gt;</text:p>
      <text:p text:style-name="P14"/>
      <text:p text:style-name="P14"/>
      <text:p text:style-name="P14"/>
      <text:p text:style-name="P14"/>
      <text:p text:style-name="P14"/>
      <text:h text:style-name="P63" text:outline-level="2">theoeval_addressesincomplete_labeled</text:h>
      <text:p text:style-name="P17">&lt;?xml version="1.0" encoding="ISO-8859-1"?&gt;</text:p>
      <text:p text:style-name="P17">&lt;StyledLayerDescriptor version="1.0.0" xmlns="http://www.opengis.net/sld" xmlns:ogc="http://www.opengis.net/ogc"</text:p>
      <text:p text:style-name="P17"><text:s text:c="2"/>xmlns:xlink="http://www.w3.org/1999/xlink" xmlns:xsi="http://www.w3.org/2001/XMLSchema-instance" xmlns:gml="http://www.opengis.net/gml"</text:p>
      <text:p text:style-name="P17"><text:s text:c="2"/>xsi:schemaLocation="http://www.opengis.net/sld http://schemas.opengis.net/sld/1.0.0/StyledLayerDescriptor.xsd"&gt;</text:p>
      <text:p text:style-name="P17"><text:s text:c="2"/>&lt;NamedLayer&gt;</text:p>
      <text:p text:style-name="P17"><text:s text:c="4"/>&lt;Name&gt;Abdeckung&lt;/Name&gt;</text:p>
      <text:p text:style-name="P17"><text:s text:c="4"/>&lt;UserStyle&gt;</text:p>
      <text:p text:style-name="P17"><text:s text:c="6"/>&lt;Name&gt;abdeck&lt;/Name&gt;</text:p>
      <text:p text:style-name="P17"><text:s text:c="6"/>&lt;Title&gt;Strassenlistenabdeckung&lt;/Title&gt;</text:p>
      <text:p text:style-name="P17"><text:s text:c="6"/>&lt;Abstract&gt;A sample filter that filters the United States into three</text:p>
      <text:p text:style-name="P17"><text:s text:c="8"/>categories of population, drawn in different colors&lt;/Abstract&gt;</text:p>
      <text:p text:style-name="P17"><text:s text:c="6"/>&lt;FeatureTypeStyle&gt;</text:p>
      <text:p text:style-name="P17"><text:s text:c="8"/>&lt;Rule&gt;</text:p>
      <text:p text:style-name="P17"><text:s text:c="10"/>&lt;Title&gt;0&lt;/Title&gt;</text:p>
      <text:p text:style-name="P17"><text:s text:c="10"/>&lt;ogc:Filter&gt;</text:p>
      <text:p text:style-name="P17"><text:s text:c="12"/>&lt;ogc:PropertyIsLessThan&gt;</text:p>
      <text:p text:style-name="P17"><text:s text:c="13"/>&lt;ogc:PropertyName&gt;anzahl_osmadressenunvollstaendig&lt;/ogc:PropertyName&gt;</text:p>
      <text:p text:style-name="P17"><text:s text:c="13"/>&lt;ogc:Literal&gt;1&lt;/ogc:Literal&gt;</text:p>
      <text:p text:style-name="P17"><text:s text:c="12"/>&lt;/ogc:PropertyIsLessTha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FFFFB2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1 .. 9&lt;/Title&gt;</text:p>
      <text:p text:style-name="P17"><text:s text:c="10"/>&lt;ogc:Filter&gt;</text:p>
      <text:p text:style-name="P17"><text:s text:c="12"/>&lt;ogc:PropertyIsBetween&gt;</text:p>
      <text:p text:style-name="P17"><text:s text:c="14"/>&lt;ogc:PropertyName&gt;anzahl_osmadressenunvollstaendig&lt;/ogc:PropertyName&gt;</text:p>
      <text:p text:style-name="P17"><text:s text:c="14"/>&lt;ogc:LowerBoundary&gt;</text:p>
      <text:p text:style-name="P17"><text:s text:c="16"/>&lt;ogc:Literal&gt;1&lt;/ogc:Literal&gt;</text:p>
      <text:p text:style-name="P17"><text:s text:c="14"/>&lt;/ogc:LowerBoundary&gt;</text:p>
      <text:p text:style-name="P17"><text:s text:c="14"/>&lt;ogc:UpperBoundary&gt;</text:p>
      <text:p text:style-name="P17"><text:s text:c="16"/>&lt;ogc:Literal&gt;9&lt;/ogc:Literal&gt;</text:p>
      <text:p text:style-name="P17"><text:soft-page-break/><text:s text:c="14"/>&lt;/ogc:UpperBoundary&gt;</text:p>
      <text:p text:style-name="P17"><text:s text:c="12"/>&lt;/ogc:PropertyIsBetwee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FED976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10 .. 24&lt;/Title&gt;</text:p>
      <text:p text:style-name="P17"><text:s text:c="10"/>&lt;ogc:Filter&gt;</text:p>
      <text:p text:style-name="P17"><text:s text:c="12"/>&lt;ogc:PropertyIsBetween&gt;</text:p>
      <text:p text:style-name="P17"><text:s text:c="14"/>&lt;ogc:PropertyName&gt;anzahl_osmadressenunvollstaendig&lt;/ogc:PropertyName&gt;</text:p>
      <text:p text:style-name="P17"><text:s text:c="14"/>&lt;ogc:LowerBoundary&gt;</text:p>
      <text:p text:style-name="P17"><text:s text:c="16"/>&lt;ogc:Literal&gt;10&lt;/ogc:Literal&gt;</text:p>
      <text:p text:style-name="P17"><text:s text:c="14"/>&lt;/ogc:LowerBoundary&gt;</text:p>
      <text:p text:style-name="P17"><text:s text:c="14"/>&lt;ogc:UpperBoundary&gt;</text:p>
      <text:p text:style-name="P17"><text:s text:c="16"/>&lt;ogc:Literal&gt;24&lt;/ogc:Literal&gt;</text:p>
      <text:p text:style-name="P17"><text:s text:c="14"/>&lt;/ogc:UpperBoundary&gt;</text:p>
      <text:p text:style-name="P17"><text:s text:c="12"/>&lt;/ogc:PropertyIsBetwee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FEB24C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25 .. 99&lt;/Title&gt;</text:p>
      <text:p text:style-name="P17"><text:s text:c="10"/>&lt;ogc:Filter&gt;</text:p>
      <text:p text:style-name="P17"><text:s text:c="12"/>&lt;ogc:PropertyIsBetween&gt;</text:p>
      <text:p text:style-name="P17"><text:s text:c="14"/>&lt;ogc:PropertyName&gt;anzahl_osmadressenunvollstaendig&lt;/ogc:PropertyName&gt;</text:p>
      <text:p text:style-name="P17"><text:s text:c="14"/>&lt;ogc:LowerBoundary&gt;</text:p>
      <text:p text:style-name="P17"><text:s text:c="16"/>&lt;ogc:Literal&gt;25&lt;/ogc:Literal&gt;</text:p>
      <text:p text:style-name="P17"><text:s text:c="14"/>&lt;/ogc:LowerBoundary&gt;</text:p>
      <text:p text:style-name="P17"><text:s text:c="14"/>&lt;ogc:UpperBoundary&gt;</text:p>
      <text:p text:style-name="P17"><text:s text:c="16"/>&lt;ogc:Literal&gt;99&lt;/ogc:Literal&gt;</text:p>
      <text:p text:style-name="P17"><text:s text:c="14"/>&lt;/ogc:UpperBoundary&gt;</text:p>
      <text:p text:style-name="P17"><text:soft-page-break/><text:s text:c="12"/>&lt;/ogc:PropertyIsBetwee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FD8D3C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100 .. 499&lt;/Title&gt;</text:p>
      <text:p text:style-name="P17"><text:s text:c="10"/>&lt;ogc:Filter&gt;</text:p>
      <text:p text:style-name="P17"><text:s text:c="12"/>&lt;ogc:PropertyIsBetween&gt;</text:p>
      <text:p text:style-name="P17"><text:s text:c="14"/>&lt;ogc:PropertyName&gt;anzahl_osmadressenunvollstaendig&lt;/ogc:PropertyName&gt;</text:p>
      <text:p text:style-name="P17"><text:s text:c="14"/>&lt;ogc:LowerBoundary&gt;</text:p>
      <text:p text:style-name="P17"><text:s text:c="16"/>&lt;ogc:Literal&gt;100&lt;/ogc:Literal&gt;</text:p>
      <text:p text:style-name="P17"><text:s text:c="14"/>&lt;/ogc:LowerBoundary&gt;</text:p>
      <text:p text:style-name="P17"><text:s text:c="14"/>&lt;ogc:UpperBoundary&gt;</text:p>
      <text:p text:style-name="P17"><text:s text:c="16"/>&lt;ogc:Literal&gt;499&lt;/ogc:Literal&gt;</text:p>
      <text:p text:style-name="P17"><text:s text:c="14"/>&lt;/ogc:UpperBoundary&gt;</text:p>
      <text:p text:style-name="P17"><text:s text:c="12"/>&lt;/ogc:PropertyIsBetwee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FC4E2A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500 .. 1999&lt;/Title&gt;</text:p>
      <text:p text:style-name="P17"><text:s text:c="10"/>&lt;ogc:Filter&gt;</text:p>
      <text:p text:style-name="P17"><text:s text:c="12"/>&lt;ogc:PropertyIsBetween&gt;</text:p>
      <text:p text:style-name="P17"><text:s text:c="14"/>&lt;ogc:PropertyName&gt;anzahl_osmadressenunvollstaendig&lt;/ogc:PropertyName&gt;</text:p>
      <text:p text:style-name="P17"><text:s text:c="14"/>&lt;ogc:LowerBoundary&gt;</text:p>
      <text:p text:style-name="P17"><text:s text:c="16"/>&lt;ogc:Literal&gt;500&lt;/ogc:Literal&gt;</text:p>
      <text:p text:style-name="P17"><text:s text:c="14"/>&lt;/ogc:LowerBoundary&gt;</text:p>
      <text:p text:style-name="P17"><text:s text:c="14"/>&lt;ogc:UpperBoundary&gt;</text:p>
      <text:p text:style-name="P17"><text:s text:c="16"/>&lt;ogc:Literal&gt;1999&lt;/ogc:Literal&gt;</text:p>
      <text:p text:style-name="P17"><text:s text:c="14"/>&lt;/ogc:UpperBoundary&gt;</text:p>
      <text:p text:style-name="P17"><text:s text:c="12"/>&lt;/ogc:PropertyIsBetween&gt;</text:p>
      <text:p text:style-name="P17"><text:soft-page-break/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E31A1C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&amp;gt; 1999&lt;/Title&gt;</text:p>
      <text:p text:style-name="P17"><text:s text:c="10"/>&lt;!-- like a linesymbolizer but with a fill too --&gt;</text:p>
      <text:p text:style-name="P17"><text:s text:c="10"/>&lt;ogc:Filter&gt;</text:p>
      <text:p text:style-name="P17"><text:s text:c="12"/>&lt;ogc:PropertyIsGreaterThan&gt;</text:p>
      <text:p text:style-name="P17"><text:s text:c="13"/>&lt;ogc:PropertyName&gt;anzahl_osmadressenunvollstaendig&lt;/ogc:PropertyName&gt;</text:p>
      <text:p text:style-name="P17"><text:s text:c="13"/>&lt;ogc:Literal&gt;1999&lt;/ogc:Literal&gt;</text:p>
      <text:p text:style-name="P17"><text:s text:c="12"/>&lt;/ogc:PropertyIsGreaterThan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B10026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8"/>&lt;Rule&gt;</text:p>
      <text:p text:style-name="P17"><text:s text:c="10"/>&lt;Title&gt;no Addresses&lt;/Title&gt;</text:p>
      <text:p text:style-name="P17"><text:s text:c="10"/>&lt;ogc:Filter&gt;</text:p>
      <text:p text:style-name="P17"><text:s text:c="12"/>&lt;ogc:PropertyIsEqualTo&gt;</text:p>
      <text:p text:style-name="P17"><text:s text:c="13"/>&lt;ogc:PropertyName&gt;anzahl_osmadressen&lt;/ogc:PropertyName&gt;</text:p>
      <text:p text:style-name="P17"><text:s text:c="13"/>&lt;ogc:Literal&gt;0&lt;/ogc:Literal&gt;</text:p>
      <text:p text:style-name="P17"><text:s text:c="12"/>&lt;/ogc:PropertyIsEqualTo&gt;</text:p>
      <text:p text:style-name="P17"><text:s text:c="10"/>&lt;/ogc:Filter&gt;</text:p>
      <text:p text:style-name="P17"><text:s text:c="10"/>&lt;PolygonSymbolizer&gt;</text:p>
      <text:p text:style-name="P17"><text:s text:c="13"/>&lt;Fill&gt;</text:p>
      <text:p text:style-name="P17"><text:s text:c="16"/>&lt;!-- CssParameters allowed are fill (the color) and fill-opacity --&gt;</text:p>
      <text:p text:style-name="P17"><text:s text:c="16"/>&lt;CssParameter name="fill"&gt;#BBBBBB&lt;/CssParameter&gt;</text:p>
      <text:p text:style-name="P17"><text:s text:c="13"/>&lt;/Fill&gt; <text:s text:c="4"/></text:p>
      <text:p text:style-name="P17"><text:s text:c="10"/>&lt;/PolygonSymbolizer&gt;</text:p>
      <text:p text:style-name="P17"><text:s text:c="8"/>&lt;/Rule&gt;</text:p>
      <text:p text:style-name="P17"><text:s text:c="12"/>&lt;!-- label --&gt;</text:p>
      <text:p text:style-name="P17"><text:s text:c="8"/>&lt;Rule&gt;</text:p>
      <text:p text:style-name="P17"><text:soft-page-break/><text:s text:c="10"/>&lt;MinScaleDenominator&gt;1000&lt;/MinScaleDenominator&gt;</text:p>
      <text:p text:style-name="P17"><text:s text:c="10"/>&lt;MaxScaleDenominator&gt;750000&lt;/MaxScaleDenominator&gt;</text:p>
      <text:p text:style-name="P17"><text:s text:c="10"/>&lt;TextSymbolizer&gt;</text:p>
      <text:p text:style-name="P17"><text:s text:c="12"/>&lt;Label&gt;</text:p>
      <text:p text:style-name="P17"><text:s text:c="14"/>&lt;ogc:PropertyName&gt;anzahl_osmadressenunvollstaendig&lt;/ogc:PropertyName&gt;</text:p>
      <text:p text:style-name="P17"><text:s text:c="12"/>&lt;/Label&gt;</text:p>
      <text:p text:style-name="P17"><text:s text:c="13"/>&lt;Font&gt;</text:p>
      <text:p text:style-name="P17"><text:s text:c="14"/>&lt;CssParameter name="font-family"&gt;Times New Roman&lt;/CssParameter&gt;</text:p>
      <text:p text:style-name="P17"><text:s text:c="14"/>&lt;CssParameter name="font-style"&gt;Normal&lt;/CssParameter&gt;</text:p>
      <text:p text:style-name="P17"><text:s text:c="14"/>&lt;CssParameter name="font-size"&gt;14&lt;/CssParameter&gt;</text:p>
      <text:p text:style-name="P17"><text:s text:c="14"/>&lt;CssParameter name="font-weight"&gt;bold&lt;/CssParameter&gt;</text:p>
      <text:p text:style-name="P17"><text:s text:c="12"/>&lt;/Font&gt;</text:p>
      <text:p text:style-name="P17"><text:s text:c="12"/>&lt;LabelPlacement&gt;</text:p>
      <text:p text:style-name="P17"><text:s text:c="14"/>&lt;PointPlacement&gt;</text:p>
      <text:p text:style-name="P17"><text:s text:c="16"/>&lt;AnchorPoint&gt;</text:p>
      <text:p text:style-name="P17"><text:s text:c="18"/>&lt;AnchorPointX&gt;0.5&lt;/AnchorPointX&gt;</text:p>
      <text:p text:style-name="P17"><text:s text:c="18"/>&lt;AnchorPointY&gt;0.5&lt;/AnchorPointY&gt;</text:p>
      <text:p text:style-name="P17"><text:s text:c="16"/>&lt;/AnchorPoint&gt;</text:p>
      <text:p text:style-name="P17"><text:s text:c="14"/>&lt;/PointPlacement&gt;</text:p>
      <text:p text:style-name="P17"><text:s text:c="12"/>&lt;/LabelPlacement&gt; <text:s text:c="4"/></text:p>
      <text:p text:style-name="P17"><text:s text:c="10"/>&lt;/TextSymbolizer&gt;</text:p>
      <text:p text:style-name="P17"><text:s text:c="8"/>&lt;/Rule&gt;</text:p>
      <text:p text:style-name="P17"><text:s/></text:p>
      <text:p text:style-name="P17"><text:s text:c="6"/>&lt;/FeatureTypeStyle&gt;</text:p>
      <text:p text:style-name="P17"><text:s text:c="5"/>&lt;FeatureTypeStyle&gt;</text:p>
      <text:p text:style-name="P17"><text:s text:c="4"/>&lt;Rule&gt; <text:s text:c="3"/></text:p>
      <text:p text:style-name="P17"><text:s text:c="6"/>&lt;MinScaleDenominator&gt;1000&lt;/MinScaleDenominator&gt;</text:p>
      <text:p text:style-name="P17"><text:s text:c="6"/>&lt;MaxScaleDenominator&gt;1500000&lt;/MaxScaleDenominator&gt;</text:p>
      <text:p text:style-name="P17"><text:s text:c="6"/>&lt;LineSymbolizer&gt;</text:p>
      <text:p text:style-name="P17"><text:s text:c="6"/>&lt;Stroke&gt;</text:p>
      <text:p text:style-name="P17"><text:s text:c="8"/>&lt;CssParameter name="stroke"&gt;#000000&lt;/CssParameter&gt;</text:p>
      <text:p text:style-name="P17"><text:s text:c="8"/>&lt;CssParameter name="stroke-width"&gt;1&lt;/CssParameter&gt;</text:p>
      <text:p text:style-name="P17"><text:s text:c="6"/>&lt;/Stroke&gt;</text:p>
      <text:p text:style-name="P17"><text:s text:c="6"/>&lt;/LineSymbolizer&gt;</text:p>
      <text:p text:style-name="P17"><text:s text:c="4"/>&lt;/Rule&gt; <text:s/></text:p>
      <text:p text:style-name="P17"><text:s text:c="5"/>&lt;/FeatureTypeStyle&gt;</text:p>
      <text:p text:style-name="P17"><text:s text:c="4"/>&lt;/UserStyle&gt;</text:p>
      <text:p text:style-name="P17"><text:s text:c="4"/>&lt;/NamedLayer&gt;</text:p>
      <text:p text:style-name="P17">&lt;/StyledLayerDescriptor&gt;</text:p>
      <text:p text:style-name="P14"/>
      <text:p text:style-name="P5"><text:span text:style-name="T13"/></text:p>
      <text:h text:style-name="P61" text:outline-level="2">theoeval_addresstypes_labeled</text:h>
      <text:p text:style-name="P14">&lt;?xml version="1.0" encoding="ISO-8859-1"?&gt;</text:p>
      <text:p text:style-name="P14">&lt;StyledLayerDescriptor version="1.0.0" xmlns="http://www.opengis.net/sld" xmlns:ogc="http://www.opengis.net/ogc"</text:p>
      <text:p text:style-name="P18"><text:s text:c="2"/>xmlns:xlink="http://www.w3.org/1999/xlink" xmlns:xsi="http://www.w3.org/2001/XMLSchema-instance" xmlns:gml="http://www.opengis.net/gml"</text:p>
      <text:p text:style-name="P18"><text:s text:c="2"/>xsi:schemaLocation="http://www.opengis.net/sld http://schemas.opengis.net/sld/1.0.0/StyledLayerDescriptor.xsd"&gt;</text:p>
      <text:p text:style-name="P18"><text:s text:c="2"/>&lt;NamedLayer&gt;</text:p>
      <text:p text:style-name="P18"><text:s text:c="4"/>&lt;Name&gt;Abdeckung&lt;/Name&gt;</text:p>
      <text:p text:style-name="P18"><text:s text:c="4"/>&lt;UserStyle&gt;</text:p>
      <text:p text:style-name="P18"><text:s text:c="6"/>&lt;Name&gt;abdeck&lt;/Name&gt;</text:p>
      <text:p text:style-name="P18"><text:s text:c="6"/>&lt;Title&gt;Strassenlistenabdeckung&lt;/Title&gt;</text:p>
      <text:p text:style-name="P18"><text:s text:c="6"/>&lt;Abstract&gt;A sample filter that filters the United States into three</text:p>
      <text:p text:style-name="P18"><text:s text:c="8"/>categories of population, drawn in different colors&lt;/Abstract&gt;</text:p>
      <text:p text:style-name="P18"><text:s text:c="6"/>&lt;FeatureTypeStyle&gt;</text:p>
      <text:p text:style-name="P18"><text:s text:c="8"/>&lt;Rule&gt;</text:p>
      <text:p text:style-name="P18"><text:s text:c="10"/>&lt;Title&gt;0&lt;/Title&gt;</text:p>
      <text:p text:style-name="P18"><text:s text:c="10"/>&lt;ogc:Filter&gt;</text:p>
      <text:p text:style-name="P18"><text:s text:c="12"/>&lt;ogc:PropertyIsLessThan&gt;</text:p>
      <text:p text:style-name="P18"><text:s text:c="13"/>&lt;ogc:PropertyName&gt;anzahl_osmadressen_addrstreetanteil&lt;/ogc:PropertyName&gt;</text:p>
      <text:p text:style-name="P18"><text:s text:c="13"/>&lt;ogc:Literal&gt;5&lt;/ogc:Literal&gt;</text:p>
      <text:p text:style-name="P18"><text:s text:c="12"/>&lt;/ogc:PropertyIsLessTha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2166AC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5 .. 15&lt;/Title&gt;</text:p>
      <text:p text:style-name="P18"><text:s text:c="10"/>&lt;ogc:Filter&gt;</text:p>
      <text:p text:style-name="P18"><text:s text:c="12"/>&lt;ogc:PropertyIsBetween&gt;</text:p>
      <text:p text:style-name="P18"><text:s text:c="14"/>&lt;ogc:PropertyName&gt;anzahl_osmadressen_addrstreetanteil&lt;/ogc:PropertyName&gt;</text:p>
      <text:p text:style-name="P18"><text:s text:c="14"/>&lt;ogc:LowerBoundary&gt;</text:p>
      <text:p text:style-name="P18"><text:s text:c="16"/>&lt;ogc:Literal&gt;5&lt;/ogc:Literal&gt;</text:p>
      <text:p text:style-name="P18"><text:s text:c="14"/>&lt;/ogc:LowerBoundary&gt;</text:p>
      <text:p text:style-name="P18"><text:s text:c="14"/>&lt;ogc:UpperBoundary&gt;</text:p>
      <text:p text:style-name="P18"><text:s text:c="16"/>&lt;ogc:Literal&gt;15&lt;/ogc:Literal&gt;</text:p>
      <text:p text:style-name="P18"><text:soft-page-break/><text:s text:c="14"/>&lt;/ogc:UpperBoundary&gt;</text:p>
      <text:p text:style-name="P18"><text:s text:c="12"/>&lt;/ogc:PropertyIsBetwee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67A9CF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15 .. 35&lt;/Title&gt;</text:p>
      <text:p text:style-name="P18"><text:s text:c="10"/>&lt;ogc:Filter&gt;</text:p>
      <text:p text:style-name="P18"><text:s text:c="12"/>&lt;ogc:PropertyIsBetween&gt;</text:p>
      <text:p text:style-name="P18"><text:s text:c="14"/>&lt;ogc:PropertyName&gt;anzahl_osmadressen_addrstreetanteil&lt;/ogc:PropertyName&gt;</text:p>
      <text:p text:style-name="P18"><text:s text:c="14"/>&lt;ogc:LowerBoundary&gt;</text:p>
      <text:p text:style-name="P18"><text:s text:c="16"/>&lt;ogc:Literal&gt;15&lt;/ogc:Literal&gt;</text:p>
      <text:p text:style-name="P18"><text:s text:c="14"/>&lt;/ogc:LowerBoundary&gt;</text:p>
      <text:p text:style-name="P18"><text:s text:c="14"/>&lt;ogc:UpperBoundary&gt;</text:p>
      <text:p text:style-name="P18"><text:s text:c="16"/>&lt;ogc:Literal&gt;35&lt;/ogc:Literal&gt;</text:p>
      <text:p text:style-name="P18"><text:s text:c="14"/>&lt;/ogc:UpperBoundary&gt;</text:p>
      <text:p text:style-name="P18"><text:s text:c="12"/>&lt;/ogc:PropertyIsBetwee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D1E5F0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35 .. 65&lt;/Title&gt;</text:p>
      <text:p text:style-name="P18"><text:s text:c="10"/>&lt;ogc:Filter&gt;</text:p>
      <text:p text:style-name="P18"><text:s text:c="12"/>&lt;ogc:PropertyIsBetween&gt;</text:p>
      <text:p text:style-name="P18"><text:s text:c="14"/>&lt;ogc:PropertyName&gt;anzahl_osmadressen_addrstreetanteil&lt;/ogc:PropertyName&gt;</text:p>
      <text:p text:style-name="P18"><text:s text:c="14"/>&lt;ogc:LowerBoundary&gt;</text:p>
      <text:p text:style-name="P18"><text:s text:c="16"/>&lt;ogc:Literal&gt;35&lt;/ogc:Literal&gt;</text:p>
      <text:p text:style-name="P18"><text:s text:c="14"/>&lt;/ogc:LowerBoundary&gt;</text:p>
      <text:p text:style-name="P18"><text:s text:c="14"/>&lt;ogc:UpperBoundary&gt;</text:p>
      <text:p text:style-name="P18"><text:s text:c="16"/>&lt;ogc:Literal&gt;65&lt;/ogc:Literal&gt;</text:p>
      <text:p text:style-name="P18"><text:s text:c="14"/>&lt;/ogc:UpperBoundary&gt;</text:p>
      <text:p text:style-name="P18"><text:soft-page-break/><text:s text:c="12"/>&lt;/ogc:PropertyIsBetwee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F7F7F7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65 .. 85&lt;/Title&gt;</text:p>
      <text:p text:style-name="P18"><text:s text:c="10"/>&lt;ogc:Filter&gt;</text:p>
      <text:p text:style-name="P18"><text:s text:c="12"/>&lt;ogc:PropertyIsBetween&gt;</text:p>
      <text:p text:style-name="P18"><text:s text:c="14"/>&lt;ogc:PropertyName&gt;anzahl_osmadressen_addrstreetanteil&lt;/ogc:PropertyName&gt;</text:p>
      <text:p text:style-name="P18"><text:s text:c="14"/>&lt;ogc:LowerBoundary&gt;</text:p>
      <text:p text:style-name="P18"><text:s text:c="16"/>&lt;ogc:Literal&gt;65&lt;/ogc:Literal&gt;</text:p>
      <text:p text:style-name="P18"><text:s text:c="14"/>&lt;/ogc:LowerBoundary&gt;</text:p>
      <text:p text:style-name="P18"><text:s text:c="14"/>&lt;ogc:UpperBoundary&gt;</text:p>
      <text:p text:style-name="P18"><text:s text:c="16"/>&lt;ogc:Literal&gt;85&lt;/ogc:Literal&gt;</text:p>
      <text:p text:style-name="P18"><text:s text:c="14"/>&lt;/ogc:UpperBoundary&gt;</text:p>
      <text:p text:style-name="P18"><text:s text:c="12"/>&lt;/ogc:PropertyIsBetwee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FDDBC7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85 .. 95&lt;/Title&gt;</text:p>
      <text:p text:style-name="P18"><text:s text:c="10"/>&lt;ogc:Filter&gt;</text:p>
      <text:p text:style-name="P18"><text:s text:c="12"/>&lt;ogc:PropertyIsBetween&gt;</text:p>
      <text:p text:style-name="P18"><text:s text:c="14"/>&lt;ogc:PropertyName&gt;anzahl_osmadressen_addrstreetanteil&lt;/ogc:PropertyName&gt;</text:p>
      <text:p text:style-name="P18"><text:s text:c="14"/>&lt;ogc:LowerBoundary&gt;</text:p>
      <text:p text:style-name="P18"><text:s text:c="16"/>&lt;ogc:Literal&gt;85&lt;/ogc:Literal&gt;</text:p>
      <text:p text:style-name="P18"><text:s text:c="14"/>&lt;/ogc:LowerBoundary&gt;</text:p>
      <text:p text:style-name="P18"><text:s text:c="14"/>&lt;ogc:UpperBoundary&gt;</text:p>
      <text:p text:style-name="P18"><text:s text:c="16"/>&lt;ogc:Literal&gt;95&lt;/ogc:Literal&gt;</text:p>
      <text:p text:style-name="P18"><text:s text:c="14"/>&lt;/ogc:UpperBoundary&gt;</text:p>
      <text:p text:style-name="P18"><text:s text:c="12"/>&lt;/ogc:PropertyIsBetween&gt;</text:p>
      <text:p text:style-name="P18"><text:soft-page-break/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EF8A62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&amp;gt; 95&lt;/Title&gt;</text:p>
      <text:p text:style-name="P18"><text:s text:c="10"/>&lt;!-- like a linesymbolizer but with a fill too --&gt;</text:p>
      <text:p text:style-name="P18"><text:s text:c="10"/>&lt;ogc:Filter&gt;</text:p>
      <text:p text:style-name="P18"><text:s text:c="12"/>&lt;ogc:PropertyIsGreaterThan&gt;</text:p>
      <text:p text:style-name="P18"><text:s text:c="13"/>&lt;ogc:PropertyName&gt;anzahl_osmadressen_addrstreetanteil&lt;/ogc:PropertyName&gt;</text:p>
      <text:p text:style-name="P18"><text:s text:c="13"/>&lt;ogc:Literal&gt;95&lt;/ogc:Literal&gt;</text:p>
      <text:p text:style-name="P18"><text:s text:c="12"/>&lt;/ogc:PropertyIsGreaterThan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B2182B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 text:c="8"/>&lt;Rule&gt;</text:p>
      <text:p text:style-name="P18"><text:s text:c="10"/>&lt;Title&gt;no Addresses&lt;/Title&gt;</text:p>
      <text:p text:style-name="P18"><text:s text:c="10"/>&lt;ogc:Filter&gt;</text:p>
      <text:p text:style-name="P18"><text:s text:c="12"/>&lt;ogc:PropertyIsEqualTo&gt;</text:p>
      <text:p text:style-name="P18"><text:s text:c="13"/>&lt;ogc:PropertyName&gt;anzahl_osmadressen&lt;/ogc:PropertyName&gt;</text:p>
      <text:p text:style-name="P18"><text:s text:c="13"/>&lt;ogc:Literal&gt;0&lt;/ogc:Literal&gt;</text:p>
      <text:p text:style-name="P18"><text:s text:c="12"/>&lt;/ogc:PropertyIsEqualTo&gt;</text:p>
      <text:p text:style-name="P18"><text:s text:c="10"/>&lt;/ogc:Filter&gt;</text:p>
      <text:p text:style-name="P18"><text:s text:c="10"/>&lt;PolygonSymbolizer&gt;</text:p>
      <text:p text:style-name="P18"><text:s text:c="13"/>&lt;Fill&gt;</text:p>
      <text:p text:style-name="P18"><text:s text:c="16"/>&lt;!-- CssParameters allowed are fill (the color) and fill-opacity --&gt;</text:p>
      <text:p text:style-name="P18"><text:s text:c="16"/>&lt;CssParameter name="fill"&gt;#BBBBBB&lt;/CssParameter&gt;</text:p>
      <text:p text:style-name="P18"><text:s text:c="13"/>&lt;/Fill&gt; <text:s text:c="4"/></text:p>
      <text:p text:style-name="P18"><text:s text:c="10"/>&lt;/PolygonSymbolizer&gt;</text:p>
      <text:p text:style-name="P18"><text:s text:c="8"/>&lt;/Rule&gt;</text:p>
      <text:p text:style-name="P18"><text:s/></text:p>
      <text:p text:style-name="P18"><text:s text:c="11"/>&lt;!-- label --&gt; <text:s text:c="4"/></text:p>
      <text:p text:style-name="P18"><text:soft-page-break/><text:s text:c="8"/>&lt;Rule&gt;</text:p>
      <text:p text:style-name="P18"><text:s text:c="6"/>&lt;MinScaleDenominator&gt;1000&lt;/MinScaleDenominator&gt;</text:p>
      <text:p text:style-name="P18"><text:s text:c="6"/>&lt;MaxScaleDenominator&gt;750000&lt;/MaxScaleDenominator&gt;</text:p>
      <text:p text:style-name="P18"><text:s text:c="10"/>&lt;TextSymbolizer&gt;</text:p>
      <text:p text:style-name="P18"><text:s text:c="12"/>&lt;Label&gt;</text:p>
      <text:p text:style-name="P18"><text:s text:c="14"/>&lt;ogc:Function name="round"&gt;</text:p>
      <text:p text:style-name="P18"><text:s text:c="16"/>&lt;!--ogc:Literal&gt;##&lt;/ogc:Literal--&gt;</text:p>
      <text:p text:style-name="P18"><text:s text:c="16"/>&lt;ogc:PropertyName&gt;anzahl_osmadressen_addrstreetanteil&lt;/ogc:PropertyName&gt;</text:p>
      <text:p text:style-name="P18"><text:s text:c="14"/>&lt;/ogc:Function&gt;%</text:p>
      <text:p text:style-name="P18"><text:s text:c="12"/>&lt;/Label&gt;</text:p>
      <text:p text:style-name="P18"><text:s text:c="13"/>&lt;Font&gt;</text:p>
      <text:p text:style-name="P18"><text:s text:c="14"/>&lt;CssParameter name="font-family"&gt;Times New Roman&lt;/CssParameter&gt;</text:p>
      <text:p text:style-name="P18"><text:s text:c="14"/>&lt;CssParameter name="font-style"&gt;Normal&lt;/CssParameter&gt;</text:p>
      <text:p text:style-name="P18"><text:s text:c="14"/>&lt;CssParameter name="font-size"&gt;14&lt;/CssParameter&gt;</text:p>
      <text:p text:style-name="P18"><text:s text:c="14"/>&lt;CssParameter name="font-weight"&gt;bold&lt;/CssParameter&gt;</text:p>
      <text:p text:style-name="P18"><text:s text:c="12"/>&lt;/Font&gt;</text:p>
      <text:p text:style-name="P18"><text:s text:c="12"/>&lt;LabelPlacement&gt;</text:p>
      <text:p text:style-name="P18"><text:s text:c="14"/>&lt;PointPlacement&gt;</text:p>
      <text:p text:style-name="P18"><text:s text:c="16"/>&lt;AnchorPoint&gt;</text:p>
      <text:p text:style-name="P18"><text:s text:c="18"/>&lt;AnchorPointX&gt;0.5&lt;/AnchorPointX&gt;</text:p>
      <text:p text:style-name="P18"><text:s text:c="18"/>&lt;AnchorPointY&gt;0.5&lt;/AnchorPointY&gt;</text:p>
      <text:p text:style-name="P18"><text:s text:c="16"/>&lt;/AnchorPoint&gt;</text:p>
      <text:p text:style-name="P18"><text:s text:c="14"/>&lt;/PointPlacement&gt;</text:p>
      <text:p text:style-name="P18"><text:s text:c="12"/>&lt;/LabelPlacement&gt; <text:s text:c="4"/></text:p>
      <text:p text:style-name="P18"><text:s text:c="10"/>&lt;/TextSymbolizer&gt;</text:p>
      <text:p text:style-name="P18"><text:s text:c="8"/>&lt;/Rule&gt;</text:p>
      <text:p text:style-name="P18"/>
      <text:p text:style-name="P18"><text:s text:c="6"/>&lt;/FeatureTypeStyle&gt;</text:p>
      <text:p text:style-name="P18"><text:s text:c="5"/>&lt;FeatureTypeStyle&gt;</text:p>
      <text:p text:style-name="P18"><text:s text:c="4"/>&lt;Rule&gt; <text:s text:c="3"/></text:p>
      <text:p text:style-name="P18"><text:s text:c="6"/>&lt;MinScaleDenominator&gt;1000&lt;/MinScaleDenominator&gt;</text:p>
      <text:p text:style-name="P18"><text:s text:c="6"/>&lt;MaxScaleDenominator&gt;1500000&lt;/MaxScaleDenominator&gt;</text:p>
      <text:p text:style-name="P18"><text:s text:c="6"/>&lt;LineSymbolizer&gt;</text:p>
      <text:p text:style-name="P18"><text:s text:c="6"/>&lt;Stroke&gt;</text:p>
      <text:p text:style-name="P18"><text:s text:c="8"/>&lt;CssParameter name="stroke"&gt;#FFFFFF&lt;/CssParameter&gt;</text:p>
      <text:p text:style-name="P18"><text:s text:c="8"/>&lt;CssParameter name="stroke-width"&gt;1&lt;/CssParameter&gt;</text:p>
      <text:p text:style-name="P18"><text:s text:c="6"/>&lt;/Stroke&gt;</text:p>
      <text:p text:style-name="P18"><text:s text:c="6"/>&lt;/LineSymbolizer&gt;</text:p>
      <text:p text:style-name="P18"><text:s text:c="4"/>&lt;/Rule&gt; <text:s/></text:p>
      <text:p text:style-name="P18"><text:s text:c="5"/>&lt;/FeatureTypeStyle&gt;</text:p>
      <text:p text:style-name="P18"><text:s text:c="4"/>&lt;/UserStyle&gt;</text:p>
      <text:p text:style-name="P18"><text:soft-page-break/><text:s text:c="4"/>&lt;/NamedLayer&gt;</text:p>
      <text:p text:style-name="P18">&lt;/StyledLayerDescriptor&gt;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8:41:05.466552184</meta:creation-date>
    <dc:date>2017-02-01T21:18:10.278108571</dc:date>
    <meta:editing-duration>PT2H36M46S</meta:editing-duration>
    <meta:editing-cycles>34</meta:editing-cycles>
    <meta:generator>LibreOffice/5.0.3.2$Linux_X86_64 LibreOffice_project/e5f16313668ac592c1bfb310f4390624e3dbfb75</meta:generator>
    <meta:document-statistic meta:table-count="0" meta:image-count="0" meta:object-count="0" meta:page-count="38" meta:paragraph-count="1313" meta:word-count="2205" meta:character-count="47809" meta:non-whitespace-character-count="33467"/>
  </office:meta>
</office:document-meta>
</file>